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6pt"/>
    </style:style>
    <style:style style:name="co2" style:family="table-column">
      <style:table-column-properties fo:break-before="auto" style:column-width="18.99pt"/>
    </style:style>
    <style:style style:name="co3" style:family="table-column">
      <style:table-column-properties fo:break-before="auto" style:column-width="93.0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74.61pt"/>
    </style:style>
    <style:style style:name="co7" style:family="table-column">
      <style:table-column-properties fo:break-before="auto" style:column-width="99.3pt"/>
    </style:style>
    <style:style style:name="co8" style:family="table-column">
      <style:table-column-properties fo:break-before="auto" style:column-width="97.26pt"/>
    </style:style>
    <style:style style:name="co9" style:family="table-column">
      <style:table-column-properties fo:break-before="auto" style:column-width="9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ambda 0.001" table:style-name="ta1">
        <table:shapes>
          <draw:frame draw:z-index="0" draw:style-name="gr1" draw:text-style-name="P1" svg:width="803.96pt" svg:height="596.49pt" svg:x="930.08pt" svg:y="16.04pt">
            <loext:p draw:notify-on-update-of-ranges="'lambda 0.001'.D3:'lambda 0.001'.D103 'lambda 0.001'.F3:'lambda 0.001'.F103 'lambda 0.001'.E3:'lambda 0.001'.E103 'lambda 0.001'.K3:'lambda 0.001'.K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2" table:default-cell-style-name="ce2"/>
        <table:table-column table:style-name="co3" table:default-cell-style-name="ce2"/>
        <table:table-column table:style-name="co4" table:number-columns-repeated="1000" table:default-cell-style-name="ce2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string" calcext:value-type="string">
            <text:p>NumSamples</text:p>
          </table:table-cell>
          <table:table-cell table:number-columns-repeated="6"/>
          <table:table-cell table:number-columns-spanned="5" table:number-rows-spanned="1"/>
          <table:covered-table-cell table:number-columns-repeated="4"/>
          <table:table-cell table:number-columns-repeated="1002"/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SGD learning rate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2"/>
          <table:table-cell table:style-name="ce1" office:value-type="string" calcext:value-type="string">
            <text:p>SCD learning r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0.691097" calcext:value-type="float">
            <text:p>0.691097</text:p>
          </table:table-cell>
          <table:table-cell table:number-columns-repeated="3"/>
          <table:table-cell office:value-type="float" office:value="0.691097" calcext:value-type="float">
            <text:p>0.69109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67761" calcext:value-type="float">
            <text:p>0.267761</text:p>
          </table:table-cell>
          <table:table-cell office:value-type="float" office:value="0.264967" calcext:value-type="float">
            <text:p>0.264967</text:p>
          </table:table-cell>
          <table:table-cell office:value-type="float" office:value="0.263399" calcext:value-type="float">
            <text:p>0.263399</text:p>
          </table:table-cell>
          <table:table-cell office:value-type="float" office:value="0.290382" calcext:value-type="float">
            <text:p>0.290382</text:p>
          </table:table-cell>
          <table:table-cell table:number-columns-repeated="3"/>
          <table:table-cell office:value-type="float" office:value="0.356132" calcext:value-type="float">
            <text:p>0.35613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64562" calcext:value-type="float">
            <text:p>0.264562</text:p>
          </table:table-cell>
          <table:table-cell office:value-type="float" office:value="0.259932" calcext:value-type="float">
            <text:p>0.259932</text:p>
          </table:table-cell>
          <table:table-cell office:value-type="float" office:value="0.258695" calcext:value-type="float">
            <text:p>0.258695</text:p>
          </table:table-cell>
          <table:table-cell office:value-type="float" office:value="0.278563" calcext:value-type="float">
            <text:p>0.278563</text:p>
          </table:table-cell>
          <table:table-cell table:number-columns-repeated="3"/>
          <table:table-cell office:value-type="float" office:value="0.328405" calcext:value-type="float">
            <text:p>0.3284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58188" calcext:value-type="float">
            <text:p>0.258188</text:p>
          </table:table-cell>
          <table:table-cell office:value-type="float" office:value="0.257185" calcext:value-type="float">
            <text:p>0.257185</text:p>
          </table:table-cell>
          <table:table-cell office:value-type="float" office:value="0.258418" calcext:value-type="float">
            <text:p>0.258418</text:p>
          </table:table-cell>
          <table:table-cell office:value-type="float" office:value="0.272835" calcext:value-type="float">
            <text:p>0.272835</text:p>
          </table:table-cell>
          <table:table-cell table:number-columns-repeated="3"/>
          <table:table-cell office:value-type="float" office:value="0.315886" calcext:value-type="float">
            <text:p>0.31588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56712" calcext:value-type="float">
            <text:p>0.256712</text:p>
          </table:table-cell>
          <table:table-cell office:value-type="float" office:value="0.258431" calcext:value-type="float">
            <text:p>0.258431</text:p>
          </table:table-cell>
          <table:table-cell office:value-type="float" office:value="0.256368" calcext:value-type="float">
            <text:p>0.256368</text:p>
          </table:table-cell>
          <table:table-cell office:value-type="float" office:value="0.269289" calcext:value-type="float">
            <text:p>0.269289</text:p>
          </table:table-cell>
          <table:table-cell table:number-columns-repeated="3"/>
          <table:table-cell office:value-type="float" office:value="0.308457" calcext:value-type="float">
            <text:p>0.30845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6076" calcext:value-type="float">
            <text:p>0.256076</text:p>
          </table:table-cell>
          <table:table-cell office:value-type="float" office:value="0.255456" calcext:value-type="float">
            <text:p>0.255456</text:p>
          </table:table-cell>
          <table:table-cell office:value-type="float" office:value="0.255215" calcext:value-type="float">
            <text:p>0.255215</text:p>
          </table:table-cell>
          <table:table-cell office:value-type="float" office:value="0.266913" calcext:value-type="float">
            <text:p>0.266913</text:p>
          </table:table-cell>
          <table:table-cell table:number-columns-repeated="3"/>
          <table:table-cell office:value-type="float" office:value="0.303281" calcext:value-type="float">
            <text:p>0.30328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55456" calcext:value-type="float">
            <text:p>0.255456</text:p>
          </table:table-cell>
          <table:table-cell office:value-type="float" office:value="0.254761" calcext:value-type="float">
            <text:p>0.254761</text:p>
          </table:table-cell>
          <table:table-cell office:value-type="float" office:value="0.256075" calcext:value-type="float">
            <text:p>0.256075</text:p>
          </table:table-cell>
          <table:table-cell office:value-type="float" office:value="0.265152" calcext:value-type="float">
            <text:p>0.265152</text:p>
          </table:table-cell>
          <table:table-cell table:number-columns-repeated="3"/>
          <table:table-cell office:value-type="float" office:value="0.299235" calcext:value-type="float">
            <text:p>0.29923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55499" calcext:value-type="float">
            <text:p>0.255499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5512" calcext:value-type="float">
            <text:p>0.255512</text:p>
          </table:table-cell>
          <table:table-cell office:value-type="float" office:value="0.263723" calcext:value-type="float">
            <text:p>0.263723</text:p>
          </table:table-cell>
          <table:table-cell table:number-columns-repeated="3"/>
          <table:table-cell office:value-type="float" office:value="0.296318" calcext:value-type="float">
            <text:p>0.29631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58448" calcext:value-type="float">
            <text:p>0.258448</text:p>
          </table:table-cell>
          <table:table-cell office:value-type="float" office:value="0.254794" calcext:value-type="float">
            <text:p>0.254794</text:p>
          </table:table-cell>
          <table:table-cell office:value-type="float" office:value="0.254784" calcext:value-type="float">
            <text:p>0.254784</text:p>
          </table:table-cell>
          <table:table-cell office:value-type="float" office:value="0.262552" calcext:value-type="float">
            <text:p>0.262552</text:p>
          </table:table-cell>
          <table:table-cell table:number-columns-repeated="3"/>
          <table:table-cell office:value-type="float" office:value="0.293735" calcext:value-type="float">
            <text:p>0.29373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254433" calcext:value-type="float">
            <text:p>0.254433</text:p>
          </table:table-cell>
          <table:table-cell office:value-type="float" office:value="0.254375" calcext:value-type="float">
            <text:p>0.254375</text:p>
          </table:table-cell>
          <table:table-cell office:value-type="float" office:value="0.254038" calcext:value-type="float">
            <text:p>0.254038</text:p>
          </table:table-cell>
          <table:table-cell office:value-type="float" office:value="0.261564" calcext:value-type="float">
            <text:p>0.261564</text:p>
          </table:table-cell>
          <table:table-cell table:number-columns-repeated="3"/>
          <table:table-cell office:value-type="float" office:value="0.291551" calcext:value-type="float">
            <text:p>0.2915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55141" calcext:value-type="float">
            <text:p>0.255141</text:p>
          </table:table-cell>
          <table:table-cell office:value-type="float" office:value="0.254232" calcext:value-type="float">
            <text:p>0.254232</text:p>
          </table:table-cell>
          <table:table-cell office:value-type="float" office:value="0.254052" calcext:value-type="float">
            <text:p>0.254052</text:p>
          </table:table-cell>
          <table:table-cell office:value-type="float" office:value="0.260738" calcext:value-type="float">
            <text:p>0.260738</text:p>
          </table:table-cell>
          <table:table-cell table:number-columns-repeated="3"/>
          <table:table-cell office:value-type="float" office:value="0.289783" calcext:value-type="float">
            <text:p>0.28978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25399" calcext:value-type="float">
            <text:p>0.25399</text:p>
          </table:table-cell>
          <table:table-cell office:value-type="float" office:value="0.254038" calcext:value-type="float">
            <text:p>0.254038</text:p>
          </table:table-cell>
          <table:table-cell office:value-type="float" office:value="0.255753" calcext:value-type="float">
            <text:p>0.255753</text:p>
          </table:table-cell>
          <table:table-cell table:number-columns-repeated="4"/>
          <table:table-cell office:value-type="float" office:value="0.288168" calcext:value-type="float">
            <text:p>0.28816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255504" calcext:value-type="float">
            <text:p>0.255504</text:p>
          </table:table-cell>
          <table:table-cell office:value-type="float" office:value="0.253814" calcext:value-type="float">
            <text:p>0.253814</text:p>
          </table:table-cell>
          <table:table-cell office:value-type="float" office:value="0.254628" calcext:value-type="float">
            <text:p>0.254628</text:p>
          </table:table-cell>
          <table:table-cell table:number-columns-repeated="4"/>
          <table:table-cell office:value-type="float" office:value="0.286749" calcext:value-type="float">
            <text:p>0.28674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253815" calcext:value-type="float">
            <text:p>0.253815</text:p>
          </table:table-cell>
          <table:table-cell office:value-type="float" office:value="0.254109" calcext:value-type="float">
            <text:p>0.254109</text:p>
          </table:table-cell>
          <table:table-cell office:value-type="float" office:value="0.254992" calcext:value-type="float">
            <text:p>0.254992</text:p>
          </table:table-cell>
          <table:table-cell table:number-columns-repeated="4"/>
          <table:table-cell office:value-type="float" office:value="0.285509" calcext:value-type="float">
            <text:p>0.28550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253958" calcext:value-type="float">
            <text:p>0.253958</text:p>
          </table:table-cell>
          <table:table-cell office:value-type="float" office:value="0.255033" calcext:value-type="float">
            <text:p>0.255033</text:p>
          </table:table-cell>
          <table:table-cell office:value-type="float" office:value="0.254692" calcext:value-type="float">
            <text:p>0.254692</text:p>
          </table:table-cell>
          <table:table-cell table:number-columns-repeated="4"/>
          <table:table-cell office:value-type="float" office:value="0.284348" calcext:value-type="float">
            <text:p>0.28434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254375" calcext:value-type="float">
            <text:p>0.254375</text:p>
          </table:table-cell>
          <table:table-cell office:value-type="float" office:value="0.254864" calcext:value-type="float">
            <text:p>0.254864</text:p>
          </table:table-cell>
          <table:table-cell office:value-type="float" office:value="0.254832" calcext:value-type="float">
            <text:p>0.254832</text:p>
          </table:table-cell>
          <table:table-cell table:number-columns-repeated="4"/>
          <table:table-cell office:value-type="float" office:value="0.283545" calcext:value-type="float">
            <text:p>0.28354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253669" calcext:value-type="float">
            <text:p>0.253669</text:p>
          </table:table-cell>
          <table:table-cell office:value-type="float" office:value="0.253912" calcext:value-type="float">
            <text:p>0.253912</text:p>
          </table:table-cell>
          <table:table-cell office:value-type="float" office:value="0.254959" calcext:value-type="float">
            <text:p>0.254959</text:p>
          </table:table-cell>
          <table:table-cell table:number-columns-repeated="4"/>
          <table:table-cell office:value-type="float" office:value="0.282313" calcext:value-type="float">
            <text:p>0.28231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254181" calcext:value-type="float">
            <text:p>0.254181</text:p>
          </table:table-cell>
          <table:table-cell office:value-type="float" office:value="0.25445" calcext:value-type="float">
            <text:p>0.25445</text:p>
          </table:table-cell>
          <table:table-cell office:value-type="float" office:value="0.254019" calcext:value-type="float">
            <text:p>0.254019</text:p>
          </table:table-cell>
          <table:table-cell table:number-columns-repeated="4"/>
          <table:table-cell office:value-type="float" office:value="0.281732" calcext:value-type="float">
            <text:p>0.28173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25396" calcext:value-type="float">
            <text:p>0.25396</text:p>
          </table:table-cell>
          <table:table-cell office:value-type="float" office:value="0.254046" calcext:value-type="float">
            <text:p>0.254046</text:p>
          </table:table-cell>
          <table:table-cell office:value-type="float" office:value="0.253951" calcext:value-type="float">
            <text:p>0.253951</text:p>
          </table:table-cell>
          <table:table-cell table:number-columns-repeated="4"/>
          <table:table-cell office:value-type="float" office:value="0.280924" calcext:value-type="float">
            <text:p>0.28092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253781" calcext:value-type="float">
            <text:p>0.253781</text:p>
          </table:table-cell>
          <table:table-cell office:value-type="float" office:value="0.255928" calcext:value-type="float">
            <text:p>0.255928</text:p>
          </table:table-cell>
          <table:table-cell office:value-type="float" office:value="0.254018" calcext:value-type="float">
            <text:p>0.254018</text:p>
          </table:table-cell>
          <table:table-cell table:number-columns-repeated="4"/>
          <table:table-cell office:value-type="float" office:value="0.280174" calcext:value-type="float">
            <text:p>0.28017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6098" calcext:value-type="float">
            <text:p>0.256098</text:p>
          </table:table-cell>
          <table:table-cell office:value-type="float" office:value="0.254302" calcext:value-type="float">
            <text:p>0.254302</text:p>
          </table:table-cell>
          <table:table-cell office:value-type="float" office:value="0.254322" calcext:value-type="float">
            <text:p>0.254322</text:p>
          </table:table-cell>
          <table:table-cell table:number-columns-repeated="4"/>
          <table:table-cell office:value-type="float" office:value="0.279466" calcext:value-type="float">
            <text:p>0.27946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255613" calcext:value-type="float">
            <text:p>0.255613</text:p>
          </table:table-cell>
          <table:table-cell office:value-type="float" office:value="0.253805" calcext:value-type="float">
            <text:p>0.253805</text:p>
          </table:table-cell>
          <table:table-cell office:value-type="float" office:value="0.253963" calcext:value-type="float">
            <text:p>0.253963</text:p>
          </table:table-cell>
          <table:table-cell table:number-columns-repeated="4"/>
          <table:table-cell office:value-type="float" office:value="0.278872" calcext:value-type="float">
            <text:p>0.27887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254347" calcext:value-type="float">
            <text:p>0.254347</text:p>
          </table:table-cell>
          <table:table-cell office:value-type="float" office:value="0.253793" calcext:value-type="float">
            <text:p>0.253793</text:p>
          </table:table-cell>
          <table:table-cell office:value-type="float" office:value="0.254199" calcext:value-type="float">
            <text:p>0.254199</text:p>
          </table:table-cell>
          <table:table-cell table:number-columns-repeated="4"/>
          <table:table-cell office:value-type="float" office:value="0.278249" calcext:value-type="float">
            <text:p>0.27824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253749" calcext:value-type="float">
            <text:p>0.253749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253883" calcext:value-type="float">
            <text:p>0.253883</text:p>
          </table:table-cell>
          <table:table-cell table:number-columns-repeated="4"/>
          <table:table-cell office:value-type="float" office:value="0.277683" calcext:value-type="float">
            <text:p>0.27768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254155" calcext:value-type="float">
            <text:p>0.254155</text:p>
          </table:table-cell>
          <table:table-cell office:value-type="float" office:value="0.253733" calcext:value-type="float">
            <text:p>0.253733</text:p>
          </table:table-cell>
          <table:table-cell office:value-type="float" office:value="0.259153" calcext:value-type="float">
            <text:p>0.259153</text:p>
          </table:table-cell>
          <table:table-cell table:number-columns-repeated="4"/>
          <table:table-cell office:value-type="float" office:value="0.277113" calcext:value-type="float">
            <text:p>0.27711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253839" calcext:value-type="float">
            <text:p>0.253839</text:p>
          </table:table-cell>
          <table:table-cell office:value-type="float" office:value="0.253778" calcext:value-type="float">
            <text:p>0.253778</text:p>
          </table:table-cell>
          <table:table-cell office:value-type="float" office:value="0.256007" calcext:value-type="float">
            <text:p>0.256007</text:p>
          </table:table-cell>
          <table:table-cell table:number-columns-repeated="4"/>
          <table:table-cell office:value-type="float" office:value="0.276722" calcext:value-type="float">
            <text:p>0.27672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253579" calcext:value-type="float">
            <text:p>0.253579</text:p>
          </table:table-cell>
          <table:table-cell office:value-type="float" office:value="0.254396" calcext:value-type="float">
            <text:p>0.254396</text:p>
          </table:table-cell>
          <table:table-cell office:value-type="float" office:value="0.253999" calcext:value-type="float">
            <text:p>0.253999</text:p>
          </table:table-cell>
          <table:table-cell table:number-columns-repeated="4"/>
          <table:table-cell office:value-type="float" office:value="0.276117" calcext:value-type="float">
            <text:p>0.27611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254579" calcext:value-type="float">
            <text:p>0.25457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254095" calcext:value-type="float">
            <text:p>0.254095</text:p>
          </table:table-cell>
          <table:table-cell table:number-columns-repeated="4"/>
          <table:table-cell office:value-type="float" office:value="0.275661" calcext:value-type="float">
            <text:p>0.27566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253582" calcext:value-type="float">
            <text:p>0.253582</text:p>
          </table:table-cell>
          <table:table-cell office:value-type="float" office:value="0.254576" calcext:value-type="float">
            <text:p>0.254576</text:p>
          </table:table-cell>
          <table:table-cell office:value-type="float" office:value="0.25434" calcext:value-type="float">
            <text:p>0.25434</text:p>
          </table:table-cell>
          <table:table-cell table:number-columns-repeated="4"/>
          <table:table-cell office:value-type="float" office:value="0.275565" calcext:value-type="float">
            <text:p>0.27556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254868" calcext:value-type="float">
            <text:p>0.254868</text:p>
          </table:table-cell>
          <table:table-cell office:value-type="float" office:value="0.253712" calcext:value-type="float">
            <text:p>0.253712</text:p>
          </table:table-cell>
          <table:table-cell office:value-type="float" office:value="0.254463" calcext:value-type="float">
            <text:p>0.254463</text:p>
          </table:table-cell>
          <table:table-cell table:number-columns-repeated="4"/>
          <table:table-cell office:value-type="float" office:value="0.274769" calcext:value-type="float">
            <text:p>0.27476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0.253711" calcext:value-type="float">
            <text:p>0.253711</text:p>
          </table:table-cell>
          <table:table-cell office:value-type="float" office:value="0.259887" calcext:value-type="float">
            <text:p>0.259887</text:p>
          </table:table-cell>
          <table:table-cell table:number-columns-repeated="4"/>
          <table:table-cell office:value-type="float" office:value="0.274705" calcext:value-type="float">
            <text:p>0.2747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54615" calcext:value-type="float">
            <text:p>0.254615</text:p>
          </table:table-cell>
          <table:table-cell office:value-type="float" office:value="0.253807" calcext:value-type="float">
            <text:p>0.253807</text:p>
          </table:table-cell>
          <table:table-cell table:number-columns-repeated="4"/>
          <table:table-cell office:value-type="float" office:value="0.274145" calcext:value-type="float">
            <text:p>0.27414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254355" calcext:value-type="float">
            <text:p>0.254355</text:p>
          </table:table-cell>
          <table:table-cell office:value-type="float" office:value="0.254244" calcext:value-type="float">
            <text:p>0.254244</text:p>
          </table:table-cell>
          <table:table-cell office:value-type="float" office:value="0.254092" calcext:value-type="float">
            <text:p>0.254092</text:p>
          </table:table-cell>
          <table:table-cell table:number-columns-repeated="4"/>
          <table:table-cell office:value-type="float" office:value="0.273828" calcext:value-type="float">
            <text:p>0.27382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253898" calcext:value-type="float">
            <text:p>0.253898</text:p>
          </table:table-cell>
          <table:table-cell office:value-type="float" office:value="0.254133" calcext:value-type="float">
            <text:p>0.254133</text:p>
          </table:table-cell>
          <table:table-cell office:value-type="float" office:value="0.254146" calcext:value-type="float">
            <text:p>0.254146</text:p>
          </table:table-cell>
          <table:table-cell table:number-columns-repeated="4"/>
          <table:table-cell office:value-type="float" office:value="0.273656" calcext:value-type="float">
            <text:p>0.27365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253621" calcext:value-type="float">
            <text:p>0.253621</text:p>
          </table:table-cell>
          <table:table-cell office:value-type="float" office:value="0.253856" calcext:value-type="float">
            <text:p>0.253856</text:p>
          </table:table-cell>
          <table:table-cell office:value-type="float" office:value="0.255011" calcext:value-type="float">
            <text:p>0.255011</text:p>
          </table:table-cell>
          <table:table-cell table:number-columns-repeated="4"/>
          <table:table-cell office:value-type="float" office:value="0.273021" calcext:value-type="float">
            <text:p>0.27302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53765" calcext:value-type="float">
            <text:p>0.253765</text:p>
          </table:table-cell>
          <table:table-cell office:value-type="float" office:value="0.253781" calcext:value-type="float">
            <text:p>0.253781</text:p>
          </table:table-cell>
          <table:table-cell office:value-type="float" office:value="0.254043" calcext:value-type="float">
            <text:p>0.254043</text:p>
          </table:table-cell>
          <table:table-cell table:number-columns-repeated="4"/>
          <table:table-cell office:value-type="float" office:value="0.272996" calcext:value-type="float">
            <text:p>0.27299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253527" calcext:value-type="float">
            <text:p>0.253527</text:p>
          </table:table-cell>
          <table:table-cell office:value-type="float" office:value="0.254802" calcext:value-type="float">
            <text:p>0.254802</text:p>
          </table:table-cell>
          <table:table-cell office:value-type="float" office:value="0.25527" calcext:value-type="float">
            <text:p>0.25527</text:p>
          </table:table-cell>
          <table:table-cell table:number-columns-repeated="4"/>
          <table:table-cell office:value-type="float" office:value="0.272682" calcext:value-type="float">
            <text:p>0.27268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254107" calcext:value-type="float">
            <text:p>0.254107</text:p>
          </table:table-cell>
          <table:table-cell office:value-type="float" office:value="0.254106" calcext:value-type="float">
            <text:p>0.254106</text:p>
          </table:table-cell>
          <table:table-cell office:value-type="float" office:value="0.253984" calcext:value-type="float">
            <text:p>0.253984</text:p>
          </table:table-cell>
          <table:table-cell table:number-columns-repeated="4"/>
          <table:table-cell office:value-type="float" office:value="0.272315" calcext:value-type="float">
            <text:p>0.2723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253602" calcext:value-type="float">
            <text:p>0.253602</text:p>
          </table:table-cell>
          <table:table-cell office:value-type="float" office:value="0.254607" calcext:value-type="float">
            <text:p>0.254607</text:p>
          </table:table-cell>
          <table:table-cell office:value-type="float" office:value="0.254381" calcext:value-type="float">
            <text:p>0.254381</text:p>
          </table:table-cell>
          <table:table-cell table:number-columns-repeated="4"/>
          <table:table-cell office:value-type="float" office:value="0.272202" calcext:value-type="float">
            <text:p>0.27220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25355" calcext:value-type="float">
            <text:p>0.25355</text:p>
          </table:table-cell>
          <table:table-cell office:value-type="float" office:value="0.253793" calcext:value-type="float">
            <text:p>0.253793</text:p>
          </table:table-cell>
          <table:table-cell office:value-type="float" office:value="0.254338" calcext:value-type="float">
            <text:p>0.254338</text:p>
          </table:table-cell>
          <table:table-cell table:number-columns-repeated="4"/>
          <table:table-cell office:value-type="float" office:value="0.27176" calcext:value-type="float">
            <text:p>0.271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253577" calcext:value-type="float">
            <text:p>0.253577</text:p>
          </table:table-cell>
          <table:table-cell office:value-type="float" office:value="0.254284" calcext:value-type="float">
            <text:p>0.254284</text:p>
          </table:table-cell>
          <table:table-cell office:value-type="float" office:value="0.254029" calcext:value-type="float">
            <text:p>0.254029</text:p>
          </table:table-cell>
          <table:table-cell table:number-columns-repeated="4"/>
          <table:table-cell office:value-type="float" office:value="0.271767" calcext:value-type="float">
            <text:p>0.27176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253775" calcext:value-type="float">
            <text:p>0.253775</text:p>
          </table:table-cell>
          <table:table-cell office:value-type="float" office:value="0.253763" calcext:value-type="float">
            <text:p>0.253763</text:p>
          </table:table-cell>
          <table:table-cell office:value-type="float" office:value="0.25668" calcext:value-type="float">
            <text:p>0.25668</text:p>
          </table:table-cell>
          <table:table-cell table:number-columns-repeated="4"/>
          <table:table-cell office:value-type="float" office:value="0.271275" calcext:value-type="float">
            <text:p>0.27127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253755" calcext:value-type="float">
            <text:p>0.253755</text:p>
          </table:table-cell>
          <table:table-cell office:value-type="float" office:value="0.257547" calcext:value-type="float">
            <text:p>0.257547</text:p>
          </table:table-cell>
          <table:table-cell office:value-type="float" office:value="0.254189" calcext:value-type="float">
            <text:p>0.254189</text:p>
          </table:table-cell>
          <table:table-cell table:number-columns-repeated="4"/>
          <table:table-cell office:value-type="float" office:value="0.271203" calcext:value-type="float">
            <text:p>0.27120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253527" calcext:value-type="float">
            <text:p>0.253527</text:p>
          </table:table-cell>
          <table:table-cell office:value-type="float" office:value="0.25377" calcext:value-type="float">
            <text:p>0.25377</text:p>
          </table:table-cell>
          <table:table-cell office:value-type="float" office:value="0.253953" calcext:value-type="float">
            <text:p>0.253953</text:p>
          </table:table-cell>
          <table:table-cell table:number-columns-repeated="4"/>
          <table:table-cell office:value-type="float" office:value="0.270915" calcext:value-type="float">
            <text:p>0.2709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254092" calcext:value-type="float">
            <text:p>0.254092</text:p>
          </table:table-cell>
          <table:table-cell office:value-type="float" office:value="0.253876" calcext:value-type="float">
            <text:p>0.253876</text:p>
          </table:table-cell>
          <table:table-cell office:value-type="float" office:value="0.255253" calcext:value-type="float">
            <text:p>0.255253</text:p>
          </table:table-cell>
          <table:table-cell table:number-columns-repeated="4"/>
          <table:table-cell office:value-type="float" office:value="0.270904" calcext:value-type="float">
            <text:p>0.27090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25357" calcext:value-type="float">
            <text:p>0.25357</text:p>
          </table:table-cell>
          <table:table-cell office:value-type="float" office:value="0.253761" calcext:value-type="float">
            <text:p>0.253761</text:p>
          </table:table-cell>
          <table:table-cell office:value-type="float" office:value="0.255131" calcext:value-type="float">
            <text:p>0.255131</text:p>
          </table:table-cell>
          <table:table-cell table:number-columns-repeated="4"/>
          <table:table-cell office:value-type="float" office:value="0.270506" calcext:value-type="float">
            <text:p>0.27050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253518" calcext:value-type="float">
            <text:p>0.253518</text:p>
          </table:table-cell>
          <table:table-cell office:value-type="float" office:value="0.254828" calcext:value-type="float">
            <text:p>0.254828</text:p>
          </table:table-cell>
          <table:table-cell office:value-type="float" office:value="0.254627" calcext:value-type="float">
            <text:p>0.254627</text:p>
          </table:table-cell>
          <table:table-cell table:number-columns-repeated="4"/>
          <table:table-cell office:value-type="float" office:value="0.270456" calcext:value-type="float">
            <text:p>0.27045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254714" calcext:value-type="float">
            <text:p>0.254714</text:p>
          </table:table-cell>
          <table:table-cell office:value-type="float" office:value="0.254349" calcext:value-type="float">
            <text:p>0.254349</text:p>
          </table:table-cell>
          <table:table-cell office:value-type="float" office:value="0.254152" calcext:value-type="float">
            <text:p>0.254152</text:p>
          </table:table-cell>
          <table:table-cell table:number-columns-repeated="4"/>
          <table:table-cell office:value-type="float" office:value="0.270046" calcext:value-type="float">
            <text:p>0.27004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253782" calcext:value-type="float">
            <text:p>0.253782</text:p>
          </table:table-cell>
          <table:table-cell office:value-type="float" office:value="0.254514" calcext:value-type="float">
            <text:p>0.254514</text:p>
          </table:table-cell>
          <table:table-cell office:value-type="float" office:value="0.254901" calcext:value-type="float">
            <text:p>0.254901</text:p>
          </table:table-cell>
          <table:table-cell table:number-columns-repeated="4"/>
          <table:table-cell office:value-type="float" office:value="0.26993" calcext:value-type="float">
            <text:p>0.2699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253702" calcext:value-type="float">
            <text:p>0.253702</text:p>
          </table:table-cell>
          <table:table-cell office:value-type="float" office:value="0.253752" calcext:value-type="float">
            <text:p>0.253752</text:p>
          </table:table-cell>
          <table:table-cell office:value-type="float" office:value="0.253924" calcext:value-type="float">
            <text:p>0.253924</text:p>
          </table:table-cell>
          <table:table-cell table:number-columns-repeated="4"/>
          <table:table-cell office:value-type="float" office:value="0.269811" calcext:value-type="float">
            <text:p>0.2698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53659" calcext:value-type="float">
            <text:p>0.253659</text:p>
          </table:table-cell>
          <table:table-cell office:value-type="float" office:value="0.253825" calcext:value-type="float">
            <text:p>0.253825</text:p>
          </table:table-cell>
          <table:table-cell office:value-type="float" office:value="0.254141" calcext:value-type="float">
            <text:p>0.254141</text:p>
          </table:table-cell>
          <table:table-cell table:number-columns-repeated="4"/>
          <table:table-cell office:value-type="float" office:value="0.269574" calcext:value-type="float">
            <text:p>0.26957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254709" calcext:value-type="float">
            <text:p>0.254709</text:p>
          </table:table-cell>
          <table:table-cell office:value-type="float" office:value="0.253803" calcext:value-type="float">
            <text:p>0.253803</text:p>
          </table:table-cell>
          <table:table-cell office:value-type="float" office:value="0.254157" calcext:value-type="float">
            <text:p>0.254157</text:p>
          </table:table-cell>
          <table:table-cell table:number-columns-repeated="4"/>
          <table:table-cell office:value-type="float" office:value="0.26949" calcext:value-type="float">
            <text:p>0.2694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254002" calcext:value-type="float">
            <text:p>0.254002</text:p>
          </table:table-cell>
          <table:table-cell office:value-type="float" office:value="0.25375" calcext:value-type="float">
            <text:p>0.25375</text:p>
          </table:table-cell>
          <table:table-cell office:value-type="float" office:value="0.254606" calcext:value-type="float">
            <text:p>0.254606</text:p>
          </table:table-cell>
          <table:table-cell table:number-columns-repeated="4"/>
          <table:table-cell office:value-type="float" office:value="0.26928" calcext:value-type="float">
            <text:p>0.2692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256249" calcext:value-type="float">
            <text:p>0.256249</text:p>
          </table:table-cell>
          <table:table-cell office:value-type="float" office:value="0.253774" calcext:value-type="float">
            <text:p>0.253774</text:p>
          </table:table-cell>
          <table:table-cell office:value-type="float" office:value="0.255895" calcext:value-type="float">
            <text:p>0.255895</text:p>
          </table:table-cell>
          <table:table-cell table:number-columns-repeated="4"/>
          <table:table-cell office:value-type="float" office:value="0.269251" calcext:value-type="float">
            <text:p>0.2692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253644" calcext:value-type="float">
            <text:p>0.253644</text:p>
          </table:table-cell>
          <table:table-cell office:value-type="float" office:value="0.254482" calcext:value-type="float">
            <text:p>0.254482</text:p>
          </table:table-cell>
          <table:table-cell office:value-type="float" office:value="0.254824" calcext:value-type="float">
            <text:p>0.254824</text:p>
          </table:table-cell>
          <table:table-cell table:number-columns-repeated="4"/>
          <table:table-cell office:value-type="float" office:value="0.268912" calcext:value-type="float">
            <text:p>0.2689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255768" calcext:value-type="float">
            <text:p>0.255768</text:p>
          </table:table-cell>
          <table:table-cell table:number-columns-repeated="2" office:value-type="float" office:value="0.254268" calcext:value-type="float">
            <text:p>0.254268</text:p>
          </table:table-cell>
          <table:table-cell table:number-columns-repeated="4"/>
          <table:table-cell office:value-type="float" office:value="0.268761" calcext:value-type="float">
            <text:p>0.26876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253739" calcext:value-type="float">
            <text:p>0.253739</text:p>
          </table:table-cell>
          <table:table-cell office:value-type="float" office:value="0.253724" calcext:value-type="float">
            <text:p>0.253724</text:p>
          </table:table-cell>
          <table:table-cell office:value-type="float" office:value="0.254039" calcext:value-type="float">
            <text:p>0.254039</text:p>
          </table:table-cell>
          <table:table-cell table:number-columns-repeated="4"/>
          <table:table-cell office:value-type="float" office:value="0.268709" calcext:value-type="float">
            <text:p>0.26870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253883" calcext:value-type="float">
            <text:p>0.253883</text:p>
          </table:table-cell>
          <table:table-cell office:value-type="float" office:value="0.253948" calcext:value-type="float">
            <text:p>0.253948</text:p>
          </table:table-cell>
          <table:table-cell office:value-type="float" office:value="0.254466" calcext:value-type="float">
            <text:p>0.254466</text:p>
          </table:table-cell>
          <table:table-cell table:number-columns-repeated="4"/>
          <table:table-cell office:value-type="float" office:value="0.268556" calcext:value-type="float">
            <text:p>0.26855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254716" calcext:value-type="float">
            <text:p>0.254716</text:p>
          </table:table-cell>
          <table:table-cell office:value-type="float" office:value="0.253909" calcext:value-type="float">
            <text:p>0.253909</text:p>
          </table:table-cell>
          <table:table-cell table:number-columns-repeated="4"/>
          <table:table-cell office:value-type="float" office:value="0.268469" calcext:value-type="float">
            <text:p>0.26846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254211" calcext:value-type="float">
            <text:p>0.254211</text:p>
          </table:table-cell>
          <table:table-cell office:value-type="float" office:value="0.25439" calcext:value-type="float">
            <text:p>0.25439</text:p>
          </table:table-cell>
          <table:table-cell office:value-type="float" office:value="0.253902" calcext:value-type="float">
            <text:p>0.253902</text:p>
          </table:table-cell>
          <table:table-cell table:number-columns-repeated="4"/>
          <table:table-cell office:value-type="float" office:value="0.268208" calcext:value-type="float">
            <text:p>0.2682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54637" calcext:value-type="float">
            <text:p>0.254637</text:p>
          </table:table-cell>
          <table:table-cell office:value-type="float" office:value="0.254885" calcext:value-type="float">
            <text:p>0.254885</text:p>
          </table:table-cell>
          <table:table-cell office:value-type="float" office:value="0.25878" calcext:value-type="float">
            <text:p>0.25878</text:p>
          </table:table-cell>
          <table:table-cell table:number-columns-repeated="4"/>
          <table:table-cell office:value-type="float" office:value="0.268282" calcext:value-type="float">
            <text:p>0.26828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253612" calcext:value-type="float">
            <text:p>0.253612</text:p>
          </table:table-cell>
          <table:table-cell office:value-type="float" office:value="0.253752" calcext:value-type="float">
            <text:p>0.253752</text:p>
          </table:table-cell>
          <table:table-cell office:value-type="float" office:value="0.254114" calcext:value-type="float">
            <text:p>0.254114</text:p>
          </table:table-cell>
          <table:table-cell table:number-columns-repeated="4"/>
          <table:table-cell office:value-type="float" office:value="0.267925" calcext:value-type="float">
            <text:p>0.2679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254776" calcext:value-type="float">
            <text:p>0.254776</text:p>
          </table:table-cell>
          <table:table-cell office:value-type="float" office:value="0.253958" calcext:value-type="float">
            <text:p>0.253958</text:p>
          </table:table-cell>
          <table:table-cell office:value-type="float" office:value="0.254124" calcext:value-type="float">
            <text:p>0.254124</text:p>
          </table:table-cell>
          <table:table-cell table:number-columns-repeated="4"/>
          <table:table-cell office:value-type="float" office:value="0.267698" calcext:value-type="float">
            <text:p>0.26769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253857" calcext:value-type="float">
            <text:p>0.253857</text:p>
          </table:table-cell>
          <table:table-cell office:value-type="float" office:value="0.254307" calcext:value-type="float">
            <text:p>0.254307</text:p>
          </table:table-cell>
          <table:table-cell office:value-type="float" office:value="0.255416" calcext:value-type="float">
            <text:p>0.255416</text:p>
          </table:table-cell>
          <table:table-cell table:number-columns-repeated="4"/>
          <table:table-cell office:value-type="float" office:value="0.268114" calcext:value-type="float">
            <text:p>0.26811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254305" calcext:value-type="float">
            <text:p>0.254305</text:p>
          </table:table-cell>
          <table:table-cell office:value-type="float" office:value="0.25545" calcext:value-type="float">
            <text:p>0.25545</text:p>
          </table:table-cell>
          <table:table-cell office:value-type="float" office:value="0.253993" calcext:value-type="float">
            <text:p>0.253993</text:p>
          </table:table-cell>
          <table:table-cell table:number-columns-repeated="4"/>
          <table:table-cell office:value-type="float" office:value="0.267397" calcext:value-type="float">
            <text:p>0.26739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253935" calcext:value-type="float">
            <text:p>0.253935</text:p>
          </table:table-cell>
          <table:table-cell office:value-type="float" office:value="0.254165" calcext:value-type="float">
            <text:p>0.254165</text:p>
          </table:table-cell>
          <table:table-cell office:value-type="float" office:value="0.254746" calcext:value-type="float">
            <text:p>0.254746</text:p>
          </table:table-cell>
          <table:table-cell table:number-columns-repeated="4"/>
          <table:table-cell office:value-type="float" office:value="0.267578" calcext:value-type="float">
            <text:p>0.26757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253758" calcext:value-type="float">
            <text:p>0.253758</text:p>
          </table:table-cell>
          <table:table-cell office:value-type="float" office:value="0.254327" calcext:value-type="float">
            <text:p>0.254327</text:p>
          </table:table-cell>
          <table:table-cell office:value-type="float" office:value="0.254945" calcext:value-type="float">
            <text:p>0.254945</text:p>
          </table:table-cell>
          <table:table-cell table:number-columns-repeated="4"/>
          <table:table-cell office:value-type="float" office:value="0.267441" calcext:value-type="float">
            <text:p>0.26744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25363" calcext:value-type="float">
            <text:p>0.25363</text:p>
          </table:table-cell>
          <table:table-cell office:value-type="float" office:value="0.255206" calcext:value-type="float">
            <text:p>0.255206</text:p>
          </table:table-cell>
          <table:table-cell office:value-type="float" office:value="0.254375" calcext:value-type="float">
            <text:p>0.254375</text:p>
          </table:table-cell>
          <table:table-cell table:number-columns-repeated="4"/>
          <table:table-cell office:value-type="float" office:value="0.267258" calcext:value-type="float">
            <text:p>0.26725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253792" calcext:value-type="float">
            <text:p>0.253792</text:p>
          </table:table-cell>
          <table:table-cell office:value-type="float" office:value="0.255682" calcext:value-type="float">
            <text:p>0.255682</text:p>
          </table:table-cell>
          <table:table-cell office:value-type="float" office:value="0.255768" calcext:value-type="float">
            <text:p>0.255768</text:p>
          </table:table-cell>
          <table:table-cell table:number-columns-repeated="4"/>
          <table:table-cell office:value-type="float" office:value="0.267136" calcext:value-type="float">
            <text:p>0.2671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254526" calcext:value-type="float">
            <text:p>0.254526</text:p>
          </table:table-cell>
          <table:table-cell office:value-type="float" office:value="0.253785" calcext:value-type="float">
            <text:p>0.253785</text:p>
          </table:table-cell>
          <table:table-cell office:value-type="float" office:value="0.253863" calcext:value-type="float">
            <text:p>0.253863</text:p>
          </table:table-cell>
          <table:table-cell table:number-columns-repeated="4"/>
          <table:table-cell office:value-type="float" office:value="0.267167" calcext:value-type="float">
            <text:p>0.26716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253617" calcext:value-type="float">
            <text:p>0.253617</text:p>
          </table:table-cell>
          <table:table-cell office:value-type="float" office:value="0.253691" calcext:value-type="float">
            <text:p>0.253691</text:p>
          </table:table-cell>
          <table:table-cell office:value-type="float" office:value="0.253925" calcext:value-type="float">
            <text:p>0.253925</text:p>
          </table:table-cell>
          <table:table-cell table:number-columns-repeated="4"/>
          <table:table-cell office:value-type="float" office:value="0.266976" calcext:value-type="float">
            <text:p>0.2669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253742" calcext:value-type="float">
            <text:p>0.253742</text:p>
          </table:table-cell>
          <table:table-cell office:value-type="float" office:value="0.254167" calcext:value-type="float">
            <text:p>0.254167</text:p>
          </table:table-cell>
          <table:table-cell office:value-type="float" office:value="0.254035" calcext:value-type="float">
            <text:p>0.254035</text:p>
          </table:table-cell>
          <table:table-cell table:number-columns-repeated="4"/>
          <table:table-cell office:value-type="float" office:value="0.266891" calcext:value-type="float">
            <text:p>0.26689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3767" calcext:value-type="float">
            <text:p>0.253767</text:p>
          </table:table-cell>
          <table:table-cell office:value-type="float" office:value="0.254691" calcext:value-type="float">
            <text:p>0.254691</text:p>
          </table:table-cell>
          <table:table-cell table:number-columns-repeated="4"/>
          <table:table-cell office:value-type="float" office:value="0.26669" calcext:value-type="float">
            <text:p>0.2666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253916" calcext:value-type="float">
            <text:p>0.253916</text:p>
          </table:table-cell>
          <table:table-cell office:value-type="float" office:value="0.254898" calcext:value-type="float">
            <text:p>0.254898</text:p>
          </table:table-cell>
          <table:table-cell office:value-type="float" office:value="0.253874" calcext:value-type="float">
            <text:p>0.253874</text:p>
          </table:table-cell>
          <table:table-cell table:number-columns-repeated="4"/>
          <table:table-cell office:value-type="float" office:value="0.266799" calcext:value-type="float">
            <text:p>0.26679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253846" calcext:value-type="float">
            <text:p>0.253846</text:p>
          </table:table-cell>
          <table:table-cell office:value-type="float" office:value="0.255283" calcext:value-type="float">
            <text:p>0.255283</text:p>
          </table:table-cell>
          <table:table-cell office:value-type="float" office:value="0.253879" calcext:value-type="float">
            <text:p>0.253879</text:p>
          </table:table-cell>
          <table:table-cell table:number-columns-repeated="4"/>
          <table:table-cell office:value-type="float" office:value="0.266536" calcext:value-type="float">
            <text:p>0.2665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254144" calcext:value-type="float">
            <text:p>0.254144</text:p>
          </table:table-cell>
          <table:table-cell office:value-type="float" office:value="0.25532" calcext:value-type="float">
            <text:p>0.25532</text:p>
          </table:table-cell>
          <table:table-cell office:value-type="float" office:value="0.253995" calcext:value-type="float">
            <text:p>0.253995</text:p>
          </table:table-cell>
          <table:table-cell table:number-columns-repeated="4"/>
          <table:table-cell office:value-type="float" office:value="0.266373" calcext:value-type="float">
            <text:p>0.26637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255179" calcext:value-type="float">
            <text:p>0.255179</text:p>
          </table:table-cell>
          <table:table-cell office:value-type="float" office:value="0.25408" calcext:value-type="float">
            <text:p>0.25408</text:p>
          </table:table-cell>
          <table:table-cell office:value-type="float" office:value="0.254008" calcext:value-type="float">
            <text:p>0.254008</text:p>
          </table:table-cell>
          <table:table-cell table:number-columns-repeated="4"/>
          <table:table-cell office:value-type="float" office:value="0.266506" calcext:value-type="float">
            <text:p>0.26650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254363" calcext:value-type="float">
            <text:p>0.254363</text:p>
          </table:table-cell>
          <table:table-cell office:value-type="float" office:value="0.253711" calcext:value-type="float">
            <text:p>0.253711</text:p>
          </table:table-cell>
          <table:table-cell office:value-type="float" office:value="0.254041" calcext:value-type="float">
            <text:p>0.254041</text:p>
          </table:table-cell>
          <table:table-cell table:number-columns-repeated="4"/>
          <table:table-cell office:value-type="float" office:value="0.266249" calcext:value-type="float">
            <text:p>0.26624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253715" calcext:value-type="float">
            <text:p>0.253715</text:p>
          </table:table-cell>
          <table:table-cell office:value-type="float" office:value="0.253711" calcext:value-type="float">
            <text:p>0.253711</text:p>
          </table:table-cell>
          <table:table-cell office:value-type="float" office:value="0.257409" calcext:value-type="float">
            <text:p>0.257409</text:p>
          </table:table-cell>
          <table:table-cell table:number-columns-repeated="4"/>
          <table:table-cell office:value-type="float" office:value="0.266362" calcext:value-type="float">
            <text:p>0.26636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253643" calcext:value-type="float">
            <text:p>0.253643</text:p>
          </table:table-cell>
          <table:table-cell office:value-type="float" office:value="0.255292" calcext:value-type="float">
            <text:p>0.255292</text:p>
          </table:table-cell>
          <table:table-cell office:value-type="float" office:value="0.254583" calcext:value-type="float">
            <text:p>0.254583</text:p>
          </table:table-cell>
          <table:table-cell table:number-columns-repeated="4"/>
          <table:table-cell office:value-type="float" office:value="0.266158" calcext:value-type="float">
            <text:p>0.26615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253576" calcext:value-type="float">
            <text:p>0.253576</text:p>
          </table:table-cell>
          <table:table-cell office:value-type="float" office:value="0.254412" calcext:value-type="float">
            <text:p>0.254412</text:p>
          </table:table-cell>
          <table:table-cell office:value-type="float" office:value="0.253893" calcext:value-type="float">
            <text:p>0.253893</text:p>
          </table:table-cell>
          <table:table-cell table:number-columns-repeated="4"/>
          <table:table-cell office:value-type="float" office:value="0.265951" calcext:value-type="float">
            <text:p>0.2659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253692" calcext:value-type="float">
            <text:p>0.253692</text:p>
          </table:table-cell>
          <table:table-cell office:value-type="float" office:value="0.255067" calcext:value-type="float">
            <text:p>0.255067</text:p>
          </table:table-cell>
          <table:table-cell office:value-type="float" office:value="0.253922" calcext:value-type="float">
            <text:p>0.253922</text:p>
          </table:table-cell>
          <table:table-cell table:number-columns-repeated="4"/>
          <table:table-cell office:value-type="float" office:value="0.266238" calcext:value-type="float">
            <text:p>0.26623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253673" calcext:value-type="float">
            <text:p>0.253673</text:p>
          </table:table-cell>
          <table:table-cell office:value-type="float" office:value="0.253682" calcext:value-type="float">
            <text:p>0.253682</text:p>
          </table:table-cell>
          <table:table-cell office:value-type="float" office:value="0.255101" calcext:value-type="float">
            <text:p>0.255101</text:p>
          </table:table-cell>
          <table:table-cell table:number-columns-repeated="4"/>
          <table:table-cell office:value-type="float" office:value="0.265742" calcext:value-type="float">
            <text:p>0.26574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253612" calcext:value-type="float">
            <text:p>0.253612</text:p>
          </table:table-cell>
          <table:table-cell office:value-type="float" office:value="0.255898" calcext:value-type="float">
            <text:p>0.255898</text:p>
          </table:table-cell>
          <table:table-cell office:value-type="float" office:value="0.254196" calcext:value-type="float">
            <text:p>0.254196</text:p>
          </table:table-cell>
          <table:table-cell table:number-columns-repeated="4"/>
          <table:table-cell office:value-type="float" office:value="0.265804" calcext:value-type="float">
            <text:p>0.26580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253586" calcext:value-type="float">
            <text:p>0.253586</text:p>
          </table:table-cell>
          <table:table-cell office:value-type="float" office:value="0.254357" calcext:value-type="float">
            <text:p>0.254357</text:p>
          </table:table-cell>
          <table:table-cell office:value-type="float" office:value="0.254515" calcext:value-type="float">
            <text:p>0.254515</text:p>
          </table:table-cell>
          <table:table-cell table:number-columns-repeated="4"/>
          <table:table-cell office:value-type="float" office:value="0.265806" calcext:value-type="float">
            <text:p>0.26580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254762" calcext:value-type="float">
            <text:p>0.254762</text:p>
          </table:table-cell>
          <table:table-cell office:value-type="float" office:value="0.253945" calcext:value-type="float">
            <text:p>0.253945</text:p>
          </table:table-cell>
          <table:table-cell office:value-type="float" office:value="0.254629" calcext:value-type="float">
            <text:p>0.254629</text:p>
          </table:table-cell>
          <table:table-cell table:number-columns-repeated="4"/>
          <table:table-cell office:value-type="float" office:value="0.265621" calcext:value-type="float">
            <text:p>0.26562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253501" calcext:value-type="float">
            <text:p>0.253501</text:p>
          </table:table-cell>
          <table:table-cell office:value-type="float" office:value="0.254928" calcext:value-type="float">
            <text:p>0.254928</text:p>
          </table:table-cell>
          <table:table-cell office:value-type="float" office:value="0.255264" calcext:value-type="float">
            <text:p>0.255264</text:p>
          </table:table-cell>
          <table:table-cell table:number-columns-repeated="4"/>
          <table:table-cell office:value-type="float" office:value="0.265703" calcext:value-type="float">
            <text:p>0.26570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253697" calcext:value-type="float">
            <text:p>0.253697</text:p>
          </table:table-cell>
          <table:table-cell office:value-type="float" office:value="0.255704" calcext:value-type="float">
            <text:p>0.255704</text:p>
          </table:table-cell>
          <table:table-cell office:value-type="float" office:value="0.253985" calcext:value-type="float">
            <text:p>0.253985</text:p>
          </table:table-cell>
          <table:table-cell table:number-columns-repeated="4"/>
          <table:table-cell office:value-type="float" office:value="0.265571" calcext:value-type="float">
            <text:p>0.2655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255852" calcext:value-type="float">
            <text:p>0.255852</text:p>
          </table:table-cell>
          <table:table-cell office:value-type="float" office:value="0.253847" calcext:value-type="float">
            <text:p>0.253847</text:p>
          </table:table-cell>
          <table:table-cell office:value-type="float" office:value="0.254201" calcext:value-type="float">
            <text:p>0.254201</text:p>
          </table:table-cell>
          <table:table-cell table:number-columns-repeated="4"/>
          <table:table-cell office:value-type="float" office:value="0.265411" calcext:value-type="float">
            <text:p>0.2654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253847" calcext:value-type="float">
            <text:p>0.253847</text:p>
          </table:table-cell>
          <table:table-cell office:value-type="float" office:value="0.254134" calcext:value-type="float">
            <text:p>0.254134</text:p>
          </table:table-cell>
          <table:table-cell office:value-type="float" office:value="0.254087" calcext:value-type="float">
            <text:p>0.254087</text:p>
          </table:table-cell>
          <table:table-cell table:number-columns-repeated="4"/>
          <table:table-cell office:value-type="float" office:value="0.265358" calcext:value-type="float">
            <text:p>0.26535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253777" calcext:value-type="float">
            <text:p>0.253777</text:p>
          </table:table-cell>
          <table:table-cell office:value-type="float" office:value="0.25492" calcext:value-type="float">
            <text:p>0.25492</text:p>
          </table:table-cell>
          <table:table-cell office:value-type="float" office:value="0.253874" calcext:value-type="float">
            <text:p>0.253874</text:p>
          </table:table-cell>
          <table:table-cell table:number-columns-repeated="4"/>
          <table:table-cell office:value-type="float" office:value="0.265362" calcext:value-type="float">
            <text:p>0.26536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253567" calcext:value-type="float">
            <text:p>0.253567</text:p>
          </table:table-cell>
          <table:table-cell office:value-type="float" office:value="0.254042" calcext:value-type="float">
            <text:p>0.254042</text:p>
          </table:table-cell>
          <table:table-cell office:value-type="float" office:value="0.253922" calcext:value-type="float">
            <text:p>0.253922</text:p>
          </table:table-cell>
          <table:table-cell table:number-columns-repeated="4"/>
          <table:table-cell office:value-type="float" office:value="0.265393" calcext:value-type="float">
            <text:p>0.26539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253796" calcext:value-type="float">
            <text:p>0.253796</text:p>
          </table:table-cell>
          <table:table-cell office:value-type="float" office:value="0.255398" calcext:value-type="float">
            <text:p>0.255398</text:p>
          </table:table-cell>
          <table:table-cell office:value-type="float" office:value="0.254215" calcext:value-type="float">
            <text:p>0.254215</text:p>
          </table:table-cell>
          <table:table-cell table:number-columns-repeated="4"/>
          <table:table-cell office:value-type="float" office:value="0.265175" calcext:value-type="float">
            <text:p>0.26517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253588" calcext:value-type="float">
            <text:p>0.253588</text:p>
          </table:table-cell>
          <table:table-cell office:value-type="float" office:value="0.253901" calcext:value-type="float">
            <text:p>0.253901</text:p>
          </table:table-cell>
          <table:table-cell office:value-type="float" office:value="0.254243" calcext:value-type="float">
            <text:p>0.254243</text:p>
          </table:table-cell>
          <table:table-cell table:number-columns-repeated="4"/>
          <table:table-cell office:value-type="float" office:value="0.2651" calcext:value-type="float">
            <text:p>0.26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253638" calcext:value-type="float">
            <text:p>0.253638</text:p>
          </table:table-cell>
          <table:table-cell office:value-type="float" office:value="0.255966" calcext:value-type="float">
            <text:p>0.255966</text:p>
          </table:table-cell>
          <table:table-cell office:value-type="float" office:value="0.255647" calcext:value-type="float">
            <text:p>0.255647</text:p>
          </table:table-cell>
          <table:table-cell table:number-columns-repeated="4"/>
          <table:table-cell office:value-type="float" office:value="0.265184" calcext:value-type="float">
            <text:p>0.26518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253759" calcext:value-type="float">
            <text:p>0.253759</text:p>
          </table:table-cell>
          <table:table-cell office:value-type="float" office:value="0.253835" calcext:value-type="float">
            <text:p>0.253835</text:p>
          </table:table-cell>
          <table:table-cell office:value-type="float" office:value="0.255791" calcext:value-type="float">
            <text:p>0.255791</text:p>
          </table:table-cell>
          <table:table-cell table:number-columns-repeated="4"/>
          <table:table-cell office:value-type="float" office:value="0.265071" calcext:value-type="float">
            <text:p>0.2650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25373" calcext:value-type="float">
            <text:p>0.25373</text:p>
          </table:table-cell>
          <table:table-cell office:value-type="float" office:value="0.25385" calcext:value-type="float">
            <text:p>0.25385</text:p>
          </table:table-cell>
          <table:table-cell office:value-type="float" office:value="0.254313" calcext:value-type="float">
            <text:p>0.254313</text:p>
          </table:table-cell>
          <table:table-cell table:number-columns-repeated="4"/>
          <table:table-cell office:value-type="float" office:value="0.264875" calcext:value-type="float">
            <text:p>0.26487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253549" calcext:value-type="float">
            <text:p>0.253549</text:p>
          </table:table-cell>
          <table:table-cell office:value-type="float" office:value="0.253616" calcext:value-type="float">
            <text:p>0.253616</text:p>
          </table:table-cell>
          <table:table-cell office:value-type="float" office:value="0.25529" calcext:value-type="float">
            <text:p>0.25529</text:p>
          </table:table-cell>
          <table:table-cell table:number-columns-repeated="4"/>
          <table:table-cell office:value-type="float" office:value="0.26484" calcext:value-type="float">
            <text:p>0.2648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253876" calcext:value-type="float">
            <text:p>0.253876</text:p>
          </table:table-cell>
          <table:table-cell office:value-type="float" office:value="0.253756" calcext:value-type="float">
            <text:p>0.253756</text:p>
          </table:table-cell>
          <table:table-cell office:value-type="float" office:value="0.255493" calcext:value-type="float">
            <text:p>0.255493</text:p>
          </table:table-cell>
          <table:table-cell table:number-columns-repeated="4"/>
          <table:table-cell office:value-type="float" office:value="0.265" calcext:value-type="float">
            <text:p>0.26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254426" calcext:value-type="float">
            <text:p>0.254426</text:p>
          </table:table-cell>
          <table:table-cell office:value-type="float" office:value="0.253649" calcext:value-type="float">
            <text:p>0.253649</text:p>
          </table:table-cell>
          <table:table-cell office:value-type="float" office:value="0.254803" calcext:value-type="float">
            <text:p>0.254803</text:p>
          </table:table-cell>
          <table:table-cell table:number-columns-repeated="4"/>
          <table:table-cell office:value-type="float" office:value="0.264762" calcext:value-type="float">
            <text:p>0.26476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253612" calcext:value-type="float">
            <text:p>0.253612</text:p>
          </table:table-cell>
          <table:table-cell office:value-type="float" office:value="0.254795" calcext:value-type="float">
            <text:p>0.254795</text:p>
          </table:table-cell>
          <table:table-cell office:value-type="float" office:value="0.253962" calcext:value-type="float">
            <text:p>0.253962</text:p>
          </table:table-cell>
          <table:table-cell table:number-columns-repeated="4"/>
          <table:table-cell office:value-type="float" office:value="0.264827" calcext:value-type="float">
            <text:p>0.26482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529" calcext:value-type="float">
            <text:p>0.26452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713" calcext:value-type="float">
            <text:p>0.26471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777" calcext:value-type="float">
            <text:p>0.26477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267" calcext:value-type="float">
            <text:p>0.26426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568" calcext:value-type="float">
            <text:p>0.26456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459" calcext:value-type="float">
            <text:p>0.26445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283" calcext:value-type="float">
            <text:p>0.26428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543" calcext:value-type="float">
            <text:p>0.26454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065" calcext:value-type="float">
            <text:p>0.26406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292" calcext:value-type="float">
            <text:p>0.26429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173" calcext:value-type="float">
            <text:p>0.26417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22" calcext:value-type="float">
            <text:p>0.2642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063" calcext:value-type="float">
            <text:p>0.26406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035" calcext:value-type="float">
            <text:p>0.26403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043" calcext:value-type="float">
            <text:p>0.26404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779" calcext:value-type="float">
            <text:p>0.26377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4127" calcext:value-type="float">
            <text:p>0.26412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861" calcext:value-type="float">
            <text:p>0.26386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928" calcext:value-type="float">
            <text:p>0.26392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631" calcext:value-type="float">
            <text:p>0.26363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843" calcext:value-type="float">
            <text:p>0.26384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703" calcext:value-type="float">
            <text:p>0.26370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708" calcext:value-type="float">
            <text:p>0.26370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617" calcext:value-type="float">
            <text:p>0.26361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576" calcext:value-type="float">
            <text:p>0.26357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671" calcext:value-type="float">
            <text:p>0.26367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459" calcext:value-type="float">
            <text:p>0.26345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493" calcext:value-type="float">
            <text:p>0.26349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629" calcext:value-type="float">
            <text:p>0.26362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294" calcext:value-type="float">
            <text:p>0.26329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513" calcext:value-type="float">
            <text:p>0.26351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296" calcext:value-type="float">
            <text:p>0.26329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346" calcext:value-type="float">
            <text:p>0.26334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369" calcext:value-type="float">
            <text:p>0.26336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178" calcext:value-type="float">
            <text:p>0.26317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42" calcext:value-type="float">
            <text:p>0.263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106" calcext:value-type="float">
            <text:p>0.26310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168" calcext:value-type="float">
            <text:p>0.26316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294" calcext:value-type="float">
            <text:p>0.26329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086" calcext:value-type="float">
            <text:p>0.26308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029" calcext:value-type="float">
            <text:p>0.26302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201" calcext:value-type="float">
            <text:p>0.26320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039" calcext:value-type="float">
            <text:p>0.26303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916" calcext:value-type="float">
            <text:p>0.26291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205" calcext:value-type="float">
            <text:p>0.26320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843" calcext:value-type="float">
            <text:p>0.26284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888" calcext:value-type="float">
            <text:p>0.26288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046" calcext:value-type="float">
            <text:p>0.26304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918" calcext:value-type="float">
            <text:p>0.26291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816" calcext:value-type="float">
            <text:p>0.26281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3054" calcext:value-type="float">
            <text:p>0.26305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771" calcext:value-type="float">
            <text:p>0.26277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675" calcext:value-type="float">
            <text:p>0.26267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945" calcext:value-type="float">
            <text:p>0.26294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68" calcext:value-type="float">
            <text:p>0.2626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835" calcext:value-type="float">
            <text:p>0.26283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734" calcext:value-type="float">
            <text:p>0.26273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698" calcext:value-type="float">
            <text:p>0.26269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623" calcext:value-type="float">
            <text:p>0.26262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774" calcext:value-type="float">
            <text:p>0.26277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625" calcext:value-type="float">
            <text:p>0.26262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585" calcext:value-type="float">
            <text:p>0.26258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618" calcext:value-type="float">
            <text:p>0.26261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694" calcext:value-type="float">
            <text:p>0.26269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342" calcext:value-type="float">
            <text:p>0.2623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843" calcext:value-type="float">
            <text:p>0.26284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423" calcext:value-type="float">
            <text:p>0.26242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429" calcext:value-type="float">
            <text:p>0.26242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686" calcext:value-type="float">
            <text:p>0.26268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388" calcext:value-type="float">
            <text:p>0.26238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548" calcext:value-type="float">
            <text:p>0.26254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26" calcext:value-type="float">
            <text:p>0.2622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541" calcext:value-type="float">
            <text:p>0.2625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334" calcext:value-type="float">
            <text:p>0.26233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595" calcext:value-type="float">
            <text:p>0.26259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216" calcext:value-type="float">
            <text:p>0.26221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35" calcext:value-type="float">
            <text:p>0.2623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388" calcext:value-type="float">
            <text:p>0.26238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311" calcext:value-type="float">
            <text:p>0.26231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535" calcext:value-type="float">
            <text:p>0.26253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113" calcext:value-type="float">
            <text:p>0.26211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283" calcext:value-type="float">
            <text:p>0.26228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307" calcext:value-type="float">
            <text:p>0.26230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089" calcext:value-type="float">
            <text:p>0.26208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331" calcext:value-type="float">
            <text:p>0.26233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205" calcext:value-type="float">
            <text:p>0.26220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198" calcext:value-type="float">
            <text:p>0.26219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075" calcext:value-type="float">
            <text:p>0.26207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32" calcext:value-type="float">
            <text:p>0.2623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255" calcext:value-type="float">
            <text:p>0.26225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65" calcext:value-type="float">
            <text:p>0.26196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174" calcext:value-type="float">
            <text:p>0.26217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044" calcext:value-type="float">
            <text:p>0.26204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213" calcext:value-type="float">
            <text:p>0.26221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86" calcext:value-type="float">
            <text:p>0.26198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164" calcext:value-type="float">
            <text:p>0.26216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1" calcext:value-type="float">
            <text:p>0.261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184" calcext:value-type="float">
            <text:p>0.26218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055" calcext:value-type="float">
            <text:p>0.26205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8" calcext:value-type="float">
            <text:p>0.2619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094" calcext:value-type="float">
            <text:p>0.26209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37" calcext:value-type="float">
            <text:p>0.26193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73" calcext:value-type="float">
            <text:p>0.26197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74" calcext:value-type="float">
            <text:p>0.26197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84" calcext:value-type="float">
            <text:p>0.26198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8" calcext:value-type="float">
            <text:p>0.2619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27" calcext:value-type="float">
            <text:p>0.26192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63" calcext:value-type="float">
            <text:p>0.26196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077" calcext:value-type="float">
            <text:p>0.26207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613" calcext:value-type="float">
            <text:p>0.26161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2177" calcext:value-type="float">
            <text:p>0.26217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56" calcext:value-type="float">
            <text:p>0.26175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99" calcext:value-type="float">
            <text:p>0.26179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893" calcext:value-type="float">
            <text:p>0.26189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82" calcext:value-type="float">
            <text:p>0.26198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59" calcext:value-type="float">
            <text:p>0.26175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98" calcext:value-type="float">
            <text:p>0.26179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93" calcext:value-type="float">
            <text:p>0.26199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609" calcext:value-type="float">
            <text:p>0.26160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76" calcext:value-type="float">
            <text:p>0.26197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72" calcext:value-type="float">
            <text:p>0.26177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16" calcext:value-type="float">
            <text:p>0.26171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61" calcext:value-type="float">
            <text:p>0.26196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21" calcext:value-type="float">
            <text:p>0.26152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98" calcext:value-type="float">
            <text:p>0.2619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14" calcext:value-type="float">
            <text:p>0.26171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83" calcext:value-type="float">
            <text:p>0.26178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4" calcext:value-type="float">
            <text:p>0.2617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43" calcext:value-type="float">
            <text:p>0.26154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42" calcext:value-type="float">
            <text:p>0.2617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859" calcext:value-type="float">
            <text:p>0.26185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25" calcext:value-type="float">
            <text:p>0.26152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675" calcext:value-type="float">
            <text:p>0.26167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79" calcext:value-type="float">
            <text:p>0.26177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87" calcext:value-type="float">
            <text:p>0.26158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67" calcext:value-type="float">
            <text:p>0.2616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693" calcext:value-type="float">
            <text:p>0.26169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647" calcext:value-type="float">
            <text:p>0.26164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58" calcext:value-type="float">
            <text:p>0.26155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692" calcext:value-type="float">
            <text:p>0.26169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24" calcext:value-type="float">
            <text:p>0.26152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673" calcext:value-type="float">
            <text:p>0.26167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33" calcext:value-type="float">
            <text:p>0.26143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763" calcext:value-type="float">
            <text:p>0.26176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94" calcext:value-type="float">
            <text:p>0.26149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98" calcext:value-type="float">
            <text:p>0.26159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602" calcext:value-type="float">
            <text:p>0.26160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57" calcext:value-type="float">
            <text:p>0.26155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83" calcext:value-type="float">
            <text:p>0.26158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43" calcext:value-type="float">
            <text:p>0.26144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64" calcext:value-type="float">
            <text:p>0.26156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82" calcext:value-type="float">
            <text:p>0.26158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94" calcext:value-type="float">
            <text:p>0.26139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35" calcext:value-type="float">
            <text:p>0.26153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46" calcext:value-type="float">
            <text:p>0.26154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52" calcext:value-type="float">
            <text:p>0.26145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2" calcext:value-type="float">
            <text:p>0.2615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58" calcext:value-type="float">
            <text:p>0.26145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77" calcext:value-type="float">
            <text:p>0.26147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37" calcext:value-type="float">
            <text:p>0.26143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44" calcext:value-type="float">
            <text:p>0.26144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93" calcext:value-type="float">
            <text:p>0.26149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24" calcext:value-type="float">
            <text:p>0.26142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26" calcext:value-type="float">
            <text:p>0.26142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98" calcext:value-type="float">
            <text:p>0.26159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12" calcext:value-type="float">
            <text:p>0.26131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95" calcext:value-type="float">
            <text:p>0.26129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34" calcext:value-type="float">
            <text:p>0.26153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64" calcext:value-type="float">
            <text:p>0.26146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58" calcext:value-type="float">
            <text:p>0.26125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6" calcext:value-type="float">
            <text:p>0.2614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04" calcext:value-type="float">
            <text:p>0.26130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05" calcext:value-type="float">
            <text:p>0.26140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19" calcext:value-type="float">
            <text:p>0.26141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61" calcext:value-type="float">
            <text:p>0.26136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05" calcext:value-type="float">
            <text:p>0.26130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66" calcext:value-type="float">
            <text:p>0.26136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52" calcext:value-type="float">
            <text:p>0.2615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9" calcext:value-type="float">
            <text:p>0.2610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96" calcext:value-type="float">
            <text:p>0.26139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99" calcext:value-type="float">
            <text:p>0.26129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93" calcext:value-type="float">
            <text:p>0.26129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19" calcext:value-type="float">
            <text:p>0.26141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53" calcext:value-type="float">
            <text:p>0.26125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67" calcext:value-type="float">
            <text:p>0.26126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81" calcext:value-type="float">
            <text:p>0.26128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3" calcext:value-type="float">
            <text:p>0.2613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45" calcext:value-type="float">
            <text:p>0.26124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39" calcext:value-type="float">
            <text:p>0.26123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65" calcext:value-type="float">
            <text:p>0.26126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63" calcext:value-type="float">
            <text:p>0.26126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98" calcext:value-type="float">
            <text:p>0.26119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4" calcext:value-type="float">
            <text:p>0.261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18" calcext:value-type="float">
            <text:p>0.26111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91" calcext:value-type="float">
            <text:p>0.2613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52" calcext:value-type="float">
            <text:p>0.26115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41" calcext:value-type="float">
            <text:p>0.261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36" calcext:value-type="float">
            <text:p>0.26123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78" calcext:value-type="float">
            <text:p>0.26117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65" calcext:value-type="float">
            <text:p>0.26136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14" calcext:value-type="float">
            <text:p>0.26111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2" calcext:value-type="float">
            <text:p>0.2612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77" calcext:value-type="float">
            <text:p>0.26107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35" calcext:value-type="float">
            <text:p>0.26133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85" calcext:value-type="float">
            <text:p>0.26118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2" calcext:value-type="float">
            <text:p>0.2611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62" calcext:value-type="float">
            <text:p>0.26116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29" calcext:value-type="float">
            <text:p>0.26132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81" calcext:value-type="float">
            <text:p>0.26098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333" calcext:value-type="float">
            <text:p>0.26133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58" calcext:value-type="float">
            <text:p>0.26115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54" calcext:value-type="float">
            <text:p>0.26105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5" calcext:value-type="float">
            <text:p>0.2611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19" calcext:value-type="float">
            <text:p>0.26111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81" calcext:value-type="float">
            <text:p>0.26128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96" calcext:value-type="float">
            <text:p>0.26109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72" calcext:value-type="float">
            <text:p>0.26117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73" calcext:value-type="float">
            <text:p>0.26107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43" calcext:value-type="float">
            <text:p>0.26104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87" calcext:value-type="float">
            <text:p>0.26118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47" calcext:value-type="float">
            <text:p>0.26114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23" calcext:value-type="float">
            <text:p>0.26102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19" calcext:value-type="float">
            <text:p>0.26121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46" calcext:value-type="float">
            <text:p>0.26114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84" calcext:value-type="float">
            <text:p>0.26098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44" calcext:value-type="float">
            <text:p>0.26104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55" calcext:value-type="float">
            <text:p>0.26105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65" calcext:value-type="float">
            <text:p>0.26126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37" calcext:value-type="float">
            <text:p>0.26093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83" calcext:value-type="float">
            <text:p>0.26118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68" calcext:value-type="float">
            <text:p>0.26106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69" calcext:value-type="float">
            <text:p>0.26096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76" calcext:value-type="float">
            <text:p>0.26107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63" calcext:value-type="float">
            <text:p>0.26116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16" calcext:value-type="float">
            <text:p>0.26101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34" calcext:value-type="float">
            <text:p>0.26113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71" calcext:value-type="float">
            <text:p>0.26097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12" calcext:value-type="float">
            <text:p>0.26111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79" calcext:value-type="float">
            <text:p>0.26087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02" calcext:value-type="float">
            <text:p>0.26120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33" calcext:value-type="float">
            <text:p>0.26083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2" calcext:value-type="float">
            <text:p>0.261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18" calcext:value-type="float">
            <text:p>0.26111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4" calcext:value-type="float">
            <text:p>0.2608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55" calcext:value-type="float">
            <text:p>0.26105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02" calcext:value-type="float">
            <text:p>0.26090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13" calcext:value-type="float">
            <text:p>0.26111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22" calcext:value-type="float">
            <text:p>0.26092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92" calcext:value-type="float">
            <text:p>0.26119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96" calcext:value-type="float">
            <text:p>0.26089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74" calcext:value-type="float">
            <text:p>0.26097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87" calcext:value-type="float">
            <text:p>0.26118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79" calcext:value-type="float">
            <text:p>0.26087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93" calcext:value-type="float">
            <text:p>0.26099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63" calcext:value-type="float">
            <text:p>0.26106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02" calcext:value-type="float">
            <text:p>0.26080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79" calcext:value-type="float">
            <text:p>0.26117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57" calcext:value-type="float">
            <text:p>0.26085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44" calcext:value-type="float">
            <text:p>0.26104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71" calcext:value-type="float">
            <text:p>0.26097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44" calcext:value-type="float">
            <text:p>0.26104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82" calcext:value-type="float">
            <text:p>0.26078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32" calcext:value-type="float">
            <text:p>0.26103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05" calcext:value-type="float">
            <text:p>0.26100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82" calcext:value-type="float">
            <text:p>0.26098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08" calcext:value-type="float">
            <text:p>0.26090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61" calcext:value-type="float">
            <text:p>0.26086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74" calcext:value-type="float">
            <text:p>0.26087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99" calcext:value-type="float">
            <text:p>0.26109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13" calcext:value-type="float">
            <text:p>0.26081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74" calcext:value-type="float">
            <text:p>0.26117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37" calcext:value-type="float">
            <text:p>0.26083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17" calcext:value-type="float">
            <text:p>0.26091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61" calcext:value-type="float">
            <text:p>0.26086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61" calcext:value-type="float">
            <text:p>0.26096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3" calcext:value-type="float">
            <text:p>0.2609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91" calcext:value-type="float">
            <text:p>0.2608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13" calcext:value-type="float">
            <text:p>0.26091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82" calcext:value-type="float">
            <text:p>0.26108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68" calcext:value-type="float">
            <text:p>0.26066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35" calcext:value-type="float">
            <text:p>0.26103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43" calcext:value-type="float">
            <text:p>0.26084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2" calcext:value-type="float">
            <text:p>0.2609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05" calcext:value-type="float">
            <text:p>0.26090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05" calcext:value-type="float">
            <text:p>0.26080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19" calcext:value-type="float">
            <text:p>0.2611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8" calcext:value-type="float">
            <text:p>0.2607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05" calcext:value-type="float">
            <text:p>0.26090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65" calcext:value-type="float">
            <text:p>0.26086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93" calcext:value-type="float">
            <text:p>0.26089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77" calcext:value-type="float">
            <text:p>0.26077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27" calcext:value-type="float">
            <text:p>0.26102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26" calcext:value-type="float">
            <text:p>0.26082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7" calcext:value-type="float">
            <text:p>0.2608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91" calcext:value-type="float">
            <text:p>0.2608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96" calcext:value-type="float">
            <text:p>0.26089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31" calcext:value-type="float">
            <text:p>0.26073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46" calcext:value-type="float">
            <text:p>0.26094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71" calcext:value-type="float">
            <text:p>0.26087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47" calcext:value-type="float">
            <text:p>0.26094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6" calcext:value-type="float">
            <text:p>0.2607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21" calcext:value-type="float">
            <text:p>0.26072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25" calcext:value-type="float">
            <text:p>0.26102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36" calcext:value-type="float">
            <text:p>0.26073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59" calcext:value-type="float">
            <text:p>0.26085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1" calcext:value-type="float">
            <text:p>0.260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78" calcext:value-type="float">
            <text:p>0.26087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62" calcext:value-type="float">
            <text:p>0.26076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32" calcext:value-type="float">
            <text:p>0.26083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59" calcext:value-type="float">
            <text:p>0.26095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7" calcext:value-type="float">
            <text:p>0.2606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66" calcext:value-type="float">
            <text:p>0.26096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63" calcext:value-type="float">
            <text:p>0.26066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06" calcext:value-type="float">
            <text:p>0.26090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75" calcext:value-type="float">
            <text:p>0.26087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76" calcext:value-type="float">
            <text:p>0.26087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81" calcext:value-type="float">
            <text:p>0.26068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12" calcext:value-type="float">
            <text:p>0.26081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32" calcext:value-type="float">
            <text:p>0.26093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07" calcext:value-type="float">
            <text:p>0.26080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44" calcext:value-type="float">
            <text:p>0.26084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04" calcext:value-type="float">
            <text:p>0.26080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84" calcext:value-type="float">
            <text:p>0.26068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8" calcext:value-type="float">
            <text:p>0.2608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02" calcext:value-type="float">
            <text:p>0.26090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96" calcext:value-type="float">
            <text:p>0.26079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03" calcext:value-type="float">
            <text:p>0.26080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48" calcext:value-type="float">
            <text:p>0.26074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43" calcext:value-type="float">
            <text:p>0.26074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33" calcext:value-type="float">
            <text:p>0.26093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03" calcext:value-type="float">
            <text:p>0.26080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5" calcext:value-type="float">
            <text:p>0.2606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36" calcext:value-type="float">
            <text:p>0.26073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22" calcext:value-type="float">
            <text:p>0.26102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28" calcext:value-type="float">
            <text:p>0.26072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99" calcext:value-type="float">
            <text:p>0.26079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73" calcext:value-type="float">
            <text:p>0.26067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49" calcext:value-type="float">
            <text:p>0.26084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38" calcext:value-type="float">
            <text:p>0.26083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29" calcext:value-type="float">
            <text:p>0.26072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89" calcext:value-type="float">
            <text:p>0.26078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65" calcext:value-type="float">
            <text:p>0.26076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61" calcext:value-type="float">
            <text:p>0.26076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1" calcext:value-type="float">
            <text:p>0.2608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93" calcext:value-type="float">
            <text:p>0.26079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05" calcext:value-type="float">
            <text:p>0.26070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86" calcext:value-type="float">
            <text:p>0.26068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81" calcext:value-type="float">
            <text:p>0.26078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45" calcext:value-type="float">
            <text:p>0.26094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58" calcext:value-type="float">
            <text:p>0.2605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69" calcext:value-type="float">
            <text:p>0.26096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89" calcext:value-type="float">
            <text:p>0.26068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07" calcext:value-type="float">
            <text:p>0.26080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38" calcext:value-type="float">
            <text:p>0.26073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37" calcext:value-type="float">
            <text:p>0.26073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09" calcext:value-type="float">
            <text:p>0.26070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81" calcext:value-type="float">
            <text:p>0.26068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" calcext:value-type="float">
            <text:p>0.260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51" calcext:value-type="float">
            <text:p>0.26075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63" calcext:value-type="float">
            <text:p>0.26076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26" calcext:value-type="float">
            <text:p>0.26062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33" calcext:value-type="float">
            <text:p>0.26083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08" calcext:value-type="float">
            <text:p>0.26070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59" calcext:value-type="float">
            <text:p>0.2605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59" calcext:value-type="float">
            <text:p>0.26085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32" calcext:value-type="float">
            <text:p>0.26073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1" calcext:value-type="float">
            <text:p>0.2608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35" calcext:value-type="float">
            <text:p>0.26073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68" calcext:value-type="float">
            <text:p>0.26066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78" calcext:value-type="float">
            <text:p>0.26077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591" calcext:value-type="float">
            <text:p>0.2605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61" calcext:value-type="float">
            <text:p>0.26086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72" calcext:value-type="float">
            <text:p>0.26077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65" calcext:value-type="float">
            <text:p>0.26066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55" calcext:value-type="float">
            <text:p>0.26075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32" calcext:value-type="float">
            <text:p>0.26093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589" calcext:value-type="float">
            <text:p>0.26058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577" calcext:value-type="float">
            <text:p>0.26057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1021" calcext:value-type="float">
            <text:p>0.26102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533" calcext:value-type="float">
            <text:p>0.26053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68" calcext:value-type="float">
            <text:p>0.26066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12" calcext:value-type="float">
            <text:p>0.26091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81" calcext:value-type="float">
            <text:p>0.26068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32" calcext:value-type="float">
            <text:p>0.26063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91" calcext:value-type="float">
            <text:p>0.2607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37" calcext:value-type="float">
            <text:p>0.26073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37" calcext:value-type="float">
            <text:p>0.260737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572" calcext:value-type="float">
            <text:p>0.26057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13" calcext:value-type="float">
            <text:p>0.26061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9" calcext:value-type="float">
            <text:p>0.2609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589" calcext:value-type="float">
            <text:p>0.260589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68" calcext:value-type="float">
            <text:p>0.26066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01" calcext:value-type="float">
            <text:p>0.26080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01" calcext:value-type="float">
            <text:p>0.26060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725" calcext:value-type="float">
            <text:p>0.26072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64" calcext:value-type="float">
            <text:p>0.26066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678" calcext:value-type="float">
            <text:p>0.26067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818" calcext:value-type="float">
            <text:p>0.26081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585" calcext:value-type="float">
            <text:p>0.26058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260965" calcext:value-type="float">
            <text:p>0.260965</text:p>
          </table:table-cell>
          <table:table-cell table:number-columns-repeated="1013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mbda 0.00001" table:style-name="ta1">
        <table:shapes>
          <draw:frame draw:z-index="0" draw:style-name="gr1" draw:text-style-name="P1" svg:width="860.4pt" svg:height="611.23pt" svg:x="863.55pt" svg:y="21.32pt">
            <loext:p draw:notify-on-update-of-ranges="'lambda 0.00001'.K3:'lambda 0.00001'.K23 'lambda 0.00001'.D3:'lambda 0.00001'.D23 'lambda 0.00001'.E3:'lambda 0.00001'.E23 'lambda 0.00001'.F3:'lambda 0.00001'.F23 'lambda 0.00001'.G3:'lambda 0.00001'.G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L1 regularizatio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2"/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string" calcext:value-type="string">
            <text:p>NumSamples</text:p>
          </table:table-cell>
        </table:table-row>
        <table:table-row table:style-name="ro1">
          <table:table-cell table:style-name="ce2" office:value-type="string" calcext:value-type="string">
            <text:p>Lambda = 0.00001</text:p>
          </table:table-cell>
          <table:table-cell table:style-name="ce1"/>
          <table:table-cell table:style-name="ce1" office:value-type="string" calcext:value-type="string">
            <text:p>SGD learning rate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"/>
          <table:table-cell table:style-name="ce1"/>
          <table:table-cell table:style-name="ce1" office:value-type="string" calcext:value-type="string">
            <text:p>SCD learning rate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number-columns-repeated="4" table:style-name="ce2" office:value-type="float" office:value="0.691097" calcext:value-type="float">
            <text:p>0.691097</text:p>
          </table:table-cell>
          <table:table-cell table:number-columns-repeated="3"/>
          <table:table-cell table:style-name="ce2" office:value-type="float" office:value="0.691097" calcext:value-type="float">
            <text:p>0.691097</text:p>
          </table:table-cell>
        </table:table-row>
        <table:table-row table:style-name="ro1">
          <table:table-cell table:number-columns-repeated="3"/>
          <table:table-cell office:value-type="float" office:value="0.139046" calcext:value-type="float">
            <text:p>0.139046</text:p>
          </table:table-cell>
          <table:table-cell office:value-type="float" office:value="0.135385" calcext:value-type="float">
            <text:p>0.135385</text:p>
          </table:table-cell>
          <table:table-cell office:value-type="float" office:value="0.131885" calcext:value-type="float">
            <text:p>0.131885</text:p>
          </table:table-cell>
          <table:table-cell office:value-type="float" office:value="0.17971" calcext:value-type="float">
            <text:p>0.17971</text:p>
          </table:table-cell>
          <table:table-cell table:number-columns-repeated="3"/>
          <table:table-cell office:value-type="float" office:value="0.286231" calcext:value-type="float">
            <text:p>0.286231</text:p>
          </table:table-cell>
        </table:table-row>
        <table:table-row table:style-name="ro1">
          <table:table-cell table:number-columns-repeated="3"/>
          <table:table-cell office:value-type="float" office:value="0.128259" calcext:value-type="float">
            <text:p>0.128259</text:p>
          </table:table-cell>
          <table:table-cell office:value-type="float" office:value="0.125934" calcext:value-type="float">
            <text:p>0.125934</text:p>
          </table:table-cell>
          <table:table-cell office:value-type="float" office:value="0.123238" calcext:value-type="float">
            <text:p>0.123238</text:p>
          </table:table-cell>
          <table:table-cell office:value-type="float" office:value="0.159319" calcext:value-type="float">
            <text:p>0.159319</text:p>
          </table:table-cell>
          <table:table-cell table:number-columns-repeated="3"/>
          <table:table-cell office:value-type="float" office:value="0.233868" calcext:value-type="float">
            <text:p>0.233868</text:p>
          </table:table-cell>
        </table:table-row>
        <table:table-row table:style-name="ro1">
          <table:table-cell table:number-columns-repeated="3"/>
          <table:table-cell office:value-type="float" office:value="0.123201" calcext:value-type="float">
            <text:p>0.123201</text:p>
          </table:table-cell>
          <table:table-cell office:value-type="float" office:value="0.12077" calcext:value-type="float">
            <text:p>0.12077</text:p>
          </table:table-cell>
          <table:table-cell office:value-type="float" office:value="0.119051" calcext:value-type="float">
            <text:p>0.119051</text:p>
          </table:table-cell>
          <table:table-cell office:value-type="float" office:value="0.149821" calcext:value-type="float">
            <text:p>0.149821</text:p>
          </table:table-cell>
          <table:table-cell table:number-columns-repeated="3"/>
          <table:table-cell office:value-type="float" office:value="0.211251" calcext:value-type="float">
            <text:p>0.211251</text:p>
          </table:table-cell>
        </table:table-row>
        <table:table-row table:style-name="ro1">
          <table:table-cell table:number-columns-repeated="3"/>
          <table:table-cell office:value-type="float" office:value="0.12082" calcext:value-type="float">
            <text:p>0.12082</text:p>
          </table:table-cell>
          <table:table-cell office:value-type="float" office:value="0.117749" calcext:value-type="float">
            <text:p>0.117749</text:p>
          </table:table-cell>
          <table:table-cell office:value-type="float" office:value="0.116107" calcext:value-type="float">
            <text:p>0.116107</text:p>
          </table:table-cell>
          <table:table-cell office:value-type="float" office:value="0.143705" calcext:value-type="float">
            <text:p>0.143705</text:p>
          </table:table-cell>
          <table:table-cell table:number-columns-repeated="3"/>
          <table:table-cell office:value-type="float" office:value="0.197899" calcext:value-type="float">
            <text:p>0.197899</text:p>
          </table:table-cell>
        </table:table-row>
        <table:table-row table:style-name="ro1">
          <table:table-cell table:number-columns-repeated="3"/>
          <table:table-cell office:value-type="float" office:value="0.117926" calcext:value-type="float">
            <text:p>0.117926</text:p>
          </table:table-cell>
          <table:table-cell office:value-type="float" office:value="0.115936" calcext:value-type="float">
            <text:p>0.115936</text:p>
          </table:table-cell>
          <table:table-cell office:value-type="float" office:value="0.113928" calcext:value-type="float">
            <text:p>0.113928</text:p>
          </table:table-cell>
          <table:table-cell office:value-type="float" office:value="0.140158" calcext:value-type="float">
            <text:p>0.140158</text:p>
          </table:table-cell>
          <table:table-cell table:number-columns-repeated="3"/>
          <table:table-cell office:value-type="float" office:value="0.18879" calcext:value-type="float">
            <text:p>0.18879</text:p>
          </table:table-cell>
        </table:table-row>
        <table:table-row table:style-name="ro1">
          <table:table-cell table:number-columns-repeated="3"/>
          <table:table-cell office:value-type="float" office:value="0.116531" calcext:value-type="float">
            <text:p>0.116531</text:p>
          </table:table-cell>
          <table:table-cell office:value-type="float" office:value="0.114048" calcext:value-type="float">
            <text:p>0.114048</text:p>
          </table:table-cell>
          <table:table-cell office:value-type="float" office:value="0.112279" calcext:value-type="float">
            <text:p>0.112279</text:p>
          </table:table-cell>
          <table:table-cell office:value-type="float" office:value="0.136464" calcext:value-type="float">
            <text:p>0.136464</text:p>
          </table:table-cell>
          <table:table-cell table:number-columns-repeated="3"/>
          <table:table-cell office:value-type="float" office:value="0.182036" calcext:value-type="float">
            <text:p>0.182036</text:p>
          </table:table-cell>
        </table:table-row>
        <table:table-row table:style-name="ro1">
          <table:table-cell table:number-columns-repeated="3"/>
          <table:table-cell office:value-type="float" office:value="0.114641" calcext:value-type="float">
            <text:p>0.114641</text:p>
          </table:table-cell>
          <table:table-cell office:value-type="float" office:value="0.112778" calcext:value-type="float">
            <text:p>0.112778</text:p>
          </table:table-cell>
          <table:table-cell office:value-type="float" office:value="0.113758" calcext:value-type="float">
            <text:p>0.113758</text:p>
          </table:table-cell>
          <table:table-cell office:value-type="float" office:value="0.134098" calcext:value-type="float">
            <text:p>0.134098</text:p>
          </table:table-cell>
          <table:table-cell table:number-columns-repeated="3"/>
          <table:table-cell office:value-type="float" office:value="0.176754" calcext:value-type="float">
            <text:p>0.176754</text:p>
          </table:table-cell>
        </table:table-row>
        <table:table-row table:style-name="ro1">
          <table:table-cell table:number-columns-repeated="3"/>
          <table:table-cell office:value-type="float" office:value="0.113391" calcext:value-type="float">
            <text:p>0.113391</text:p>
          </table:table-cell>
          <table:table-cell office:value-type="float" office:value="0.111674" calcext:value-type="float">
            <text:p>0.111674</text:p>
          </table:table-cell>
          <table:table-cell office:value-type="float" office:value="0.110236" calcext:value-type="float">
            <text:p>0.110236</text:p>
          </table:table-cell>
          <table:table-cell office:value-type="float" office:value="0.131917" calcext:value-type="float">
            <text:p>0.131917</text:p>
          </table:table-cell>
          <table:table-cell table:number-columns-repeated="3"/>
          <table:table-cell office:value-type="float" office:value="0.17246" calcext:value-type="float">
            <text:p>0.17246</text:p>
          </table:table-cell>
        </table:table-row>
        <table:table-row table:style-name="ro1">
          <table:table-cell table:number-columns-repeated="3"/>
          <table:table-cell office:value-type="float" office:value="0.112473" calcext:value-type="float">
            <text:p>0.112473</text:p>
          </table:table-cell>
          <table:table-cell office:value-type="float" office:value="0.110767" calcext:value-type="float">
            <text:p>0.110767</text:p>
          </table:table-cell>
          <table:table-cell office:value-type="float" office:value="0.109806" calcext:value-type="float">
            <text:p>0.109806</text:p>
          </table:table-cell>
          <table:table-cell office:value-type="float" office:value="0.130215" calcext:value-type="float">
            <text:p>0.130215</text:p>
          </table:table-cell>
          <table:table-cell table:number-columns-repeated="3"/>
          <table:table-cell office:value-type="float" office:value="0.168869" calcext:value-type="float">
            <text:p>0.168869</text:p>
          </table:table-cell>
        </table:table-row>
        <table:table-row table:style-name="ro1">
          <table:table-cell table:number-columns-repeated="3"/>
          <table:table-cell office:value-type="float" office:value="0.111654" calcext:value-type="float">
            <text:p>0.111654</text:p>
          </table:table-cell>
          <table:table-cell office:value-type="float" office:value="0.109969" calcext:value-type="float">
            <text:p>0.109969</text:p>
          </table:table-cell>
          <table:table-cell office:value-type="float" office:value="0.108984" calcext:value-type="float">
            <text:p>0.108984</text:p>
          </table:table-cell>
          <table:table-cell office:value-type="float" office:value="0.128654" calcext:value-type="float">
            <text:p>0.128654</text:p>
          </table:table-cell>
          <table:table-cell table:number-columns-repeated="3"/>
          <table:table-cell office:value-type="float" office:value="0.165809" calcext:value-type="float">
            <text:p>0.165809</text:p>
          </table:table-cell>
        </table:table-row>
        <table:table-row table:style-name="ro1">
          <table:table-cell table:number-columns-repeated="3"/>
          <table:table-cell office:value-type="float" office:value="0.11105" calcext:value-type="float">
            <text:p>0.11105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108408" calcext:value-type="float">
            <text:p>0.108408</text:p>
          </table:table-cell>
          <table:table-cell office:value-type="float" office:value="0.127508" calcext:value-type="float">
            <text:p>0.127508</text:p>
          </table:table-cell>
          <table:table-cell table:number-columns-repeated="3"/>
          <table:table-cell office:value-type="float" office:value="0.163157" calcext:value-type="float">
            <text:p>0.163157</text:p>
          </table:table-cell>
        </table:table-row>
        <table:table-row table:style-name="ro1">
          <table:table-cell table:number-columns-repeated="3"/>
          <table:table-cell office:value-type="float" office:value="0.11038" calcext:value-type="float">
            <text:p>0.11038</text:p>
          </table:table-cell>
          <table:table-cell office:value-type="float" office:value="0.109027" calcext:value-type="float">
            <text:p>0.109027</text:p>
          </table:table-cell>
          <table:table-cell office:value-type="float" office:value="0.107574" calcext:value-type="float">
            <text:p>0.107574</text:p>
          </table:table-cell>
          <table:table-cell office:value-type="float" office:value="0.126292" calcext:value-type="float">
            <text:p>0.126292</text:p>
          </table:table-cell>
          <table:table-cell table:number-columns-repeated="3"/>
          <table:table-cell office:value-type="float" office:value="0.160825" calcext:value-type="float">
            <text:p>0.160825</text:p>
          </table:table-cell>
        </table:table-row>
        <table:table-row table:style-name="ro1">
          <table:table-cell table:number-columns-repeated="3"/>
          <table:table-cell office:value-type="float" office:value="0.109845" calcext:value-type="float">
            <text:p>0.109845</text:p>
          </table:table-cell>
          <table:table-cell office:value-type="float" office:value="0.108126" calcext:value-type="float">
            <text:p>0.108126</text:p>
          </table:table-cell>
          <table:table-cell office:value-type="float" office:value="0.106798" calcext:value-type="float">
            <text:p>0.106798</text:p>
          </table:table-cell>
          <table:table-cell office:value-type="float" office:value="0.125204" calcext:value-type="float">
            <text:p>0.125204</text:p>
          </table:table-cell>
          <table:table-cell table:number-columns-repeated="3"/>
          <table:table-cell office:value-type="float" office:value="0.15875" calcext:value-type="float">
            <text:p>0.15875</text:p>
          </table:table-cell>
        </table:table-row>
        <table:table-row table:style-name="ro1">
          <table:table-cell table:number-columns-repeated="3"/>
          <table:table-cell office:value-type="float" office:value="0.109084" calcext:value-type="float">
            <text:p>0.109084</text:p>
          </table:table-cell>
          <table:table-cell office:value-type="float" office:value="0.107905" calcext:value-type="float">
            <text:p>0.107905</text:p>
          </table:table-cell>
          <table:table-cell office:value-type="float" office:value="0.107225" calcext:value-type="float">
            <text:p>0.107225</text:p>
          </table:table-cell>
          <table:table-cell office:value-type="float" office:value="0.124344" calcext:value-type="float">
            <text:p>0.124344</text:p>
          </table:table-cell>
          <table:table-cell table:number-columns-repeated="3"/>
          <table:table-cell office:value-type="float" office:value="0.15689" calcext:value-type="float">
            <text:p>0.15689</text:p>
          </table:table-cell>
        </table:table-row>
        <table:table-row table:style-name="ro1">
          <table:table-cell table:number-columns-repeated="3"/>
          <table:table-cell office:value-type="float" office:value="0.109137" calcext:value-type="float">
            <text:p>0.109137</text:p>
          </table:table-cell>
          <table:table-cell office:value-type="float" office:value="0.107239" calcext:value-type="float">
            <text:p>0.10723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3571" calcext:value-type="float">
            <text:p>0.123571</text:p>
          </table:table-cell>
          <table:table-cell table:number-columns-repeated="3"/>
          <table:table-cell office:value-type="float" office:value="0.15521" calcext:value-type="float">
            <text:p>0.15521</text:p>
          </table:table-cell>
        </table:table-row>
        <table:table-row table:style-name="ro1">
          <table:table-cell table:number-columns-repeated="3"/>
          <table:table-cell office:value-type="float" office:value="0.108173" calcext:value-type="float">
            <text:p>0.108173</text:p>
          </table:table-cell>
          <table:table-cell office:value-type="float" office:value="0.107065" calcext:value-type="float">
            <text:p>0.107065</text:p>
          </table:table-cell>
          <table:table-cell office:value-type="float" office:value="0.105646" calcext:value-type="float">
            <text:p>0.105646</text:p>
          </table:table-cell>
          <table:table-cell office:value-type="float" office:value="0.122701" calcext:value-type="float">
            <text:p>0.122701</text:p>
          </table:table-cell>
          <table:table-cell table:number-columns-repeated="3"/>
          <table:table-cell office:value-type="float" office:value="0.153679" calcext:value-type="float">
            <text:p>0.153679</text:p>
          </table:table-cell>
        </table:table-row>
        <table:table-row table:style-name="ro1">
          <table:table-cell table:number-columns-repeated="3"/>
          <table:table-cell office:value-type="float" office:value="0.108292" calcext:value-type="float">
            <text:p>0.108292</text:p>
          </table:table-cell>
          <table:table-cell office:value-type="float" office:value="0.106729" calcext:value-type="float">
            <text:p>0.106729</text:p>
          </table:table-cell>
          <table:table-cell office:value-type="float" office:value="0.105794" calcext:value-type="float">
            <text:p>0.105794</text:p>
          </table:table-cell>
          <table:table-cell office:value-type="float" office:value="0.122098" calcext:value-type="float">
            <text:p>0.122098</text:p>
          </table:table-cell>
          <table:table-cell table:number-columns-repeated="3"/>
          <table:table-cell office:value-type="float" office:value="0.152277" calcext:value-type="float">
            <text:p>0.152277</text:p>
          </table:table-cell>
        </table:table-row>
        <table:table-row table:style-name="ro1">
          <table:table-cell table:number-columns-repeated="3"/>
          <table:table-cell office:value-type="float" office:value="0.107854" calcext:value-type="float">
            <text:p>0.107854</text:p>
          </table:table-cell>
          <table:table-cell office:value-type="float" office:value="0.106485" calcext:value-type="float">
            <text:p>0.106485</text:p>
          </table:table-cell>
          <table:table-cell office:value-type="float" office:value="0.105697" calcext:value-type="float">
            <text:p>0.105697</text:p>
          </table:table-cell>
          <table:table-cell office:value-type="float" office:value="0.12136" calcext:value-type="float">
            <text:p>0.12136</text:p>
          </table:table-cell>
          <table:table-cell table:number-columns-repeated="3"/>
          <table:table-cell office:value-type="float" office:value="0.150987" calcext:value-type="float">
            <text:p>0.150987</text:p>
          </table:table-cell>
        </table:table-row>
        <table:table-row table:style-name="ro1">
          <table:table-cell table:number-columns-repeated="3"/>
          <table:table-cell office:value-type="float" office:value="0.10712" calcext:value-type="float">
            <text:p>0.10712</text:p>
          </table:table-cell>
          <table:table-cell office:value-type="float" office:value="0.105817" calcext:value-type="float">
            <text:p>0.105817</text:p>
          </table:table-cell>
          <table:table-cell office:value-type="float" office:value="0.105969" calcext:value-type="float">
            <text:p>0.105969</text:p>
          </table:table-cell>
          <table:table-cell office:value-type="float" office:value="0.120753" calcext:value-type="float">
            <text:p>0.120753</text:p>
          </table:table-cell>
          <table:table-cell table:number-columns-repeated="3"/>
          <table:table-cell office:value-type="float" office:value="0.149793" calcext:value-type="float">
            <text:p>0.149793</text:p>
          </table:table-cell>
        </table:table-row>
        <table:table-row table:style-name="ro1">
          <table:table-cell table:number-columns-repeated="3"/>
          <table:table-cell office:value-type="float" office:value="0.107486" calcext:value-type="float">
            <text:p>0.107486</text:p>
          </table:table-cell>
          <table:table-cell office:value-type="float" office:value="0.106197" calcext:value-type="float">
            <text:p>0.106197</text:p>
          </table:table-cell>
          <table:table-cell office:value-type="float" office:value="0.10503" calcext:value-type="float">
            <text:p>0.10503</text:p>
          </table:table-cell>
          <table:table-cell office:value-type="float" office:value="0.120242" calcext:value-type="float">
            <text:p>0.120242</text:p>
          </table:table-cell>
          <table:table-cell table:number-columns-repeated="3"/>
          <table:table-cell office:value-type="float" office:value="0.148685" calcext:value-type="float">
            <text:p>0.148685</text:p>
          </table:table-cell>
        </table:table-row>
        <table:table-row table:style-name="ro1">
          <table:table-cell table:number-columns-repeated="10"/>
          <table:table-cell office:value-type="float" office:value="0.147652" calcext:value-type="float">
            <text:p>0.147652</text:p>
          </table:table-cell>
        </table:table-row>
        <table:table-row table:style-name="ro1">
          <table:table-cell table:number-columns-repeated="10"/>
          <table:table-cell office:value-type="float" office:value="0.146681" calcext:value-type="float">
            <text:p>0.146681</text:p>
          </table:table-cell>
        </table:table-row>
        <table:table-row table:style-name="ro1">
          <table:table-cell table:number-columns-repeated="10"/>
          <table:table-cell office:value-type="float" office:value="0.145775" calcext:value-type="float">
            <text:p>0.145775</text:p>
          </table:table-cell>
        </table:table-row>
        <table:table-row table:style-name="ro1">
          <table:table-cell table:number-columns-repeated="10"/>
          <table:table-cell office:value-type="float" office:value="0.14492" calcext:value-type="float">
            <text:p>0.14492</text:p>
          </table:table-cell>
        </table:table-row>
        <table:table-row table:style-name="ro1">
          <table:table-cell table:number-columns-repeated="10"/>
          <table:table-cell office:value-type="float" office:value="0.144112" calcext:value-type="float">
            <text:p>0.144112</text:p>
          </table:table-cell>
        </table:table-row>
        <table:table-row table:style-name="ro1">
          <table:table-cell table:number-columns-repeated="10"/>
          <table:table-cell office:value-type="float" office:value="0.143351" calcext:value-type="float">
            <text:p>0.143351</text:p>
          </table:table-cell>
        </table:table-row>
        <table:table-row table:style-name="ro1">
          <table:table-cell table:number-columns-repeated="10"/>
          <table:table-cell office:value-type="float" office:value="0.142629" calcext:value-type="float">
            <text:p>0.142629</text:p>
          </table:table-cell>
        </table:table-row>
        <table:table-row table:style-name="ro1">
          <table:table-cell table:number-columns-repeated="10"/>
          <table:table-cell office:value-type="float" office:value="0.141943" calcext:value-type="float">
            <text:p>0.141943</text:p>
          </table:table-cell>
        </table:table-row>
        <table:table-row table:style-name="ro1">
          <table:table-cell table:number-columns-repeated="10"/>
          <table:table-cell office:value-type="float" office:value="0.141291" calcext:value-type="float">
            <text:p>0.141291</text:p>
          </table:table-cell>
        </table:table-row>
        <table:table-row table:style-name="ro1">
          <table:table-cell table:number-columns-repeated="10"/>
          <table:table-cell office:value-type="float" office:value="0.140667" calcext:value-type="float">
            <text:p>0.140667</text:p>
          </table:table-cell>
        </table:table-row>
        <table:table-row table:style-name="ro1">
          <table:table-cell table:number-columns-repeated="10"/>
          <table:table-cell office:value-type="float" office:value="0.140071" calcext:value-type="float">
            <text:p>0.140071</text:p>
          </table:table-cell>
        </table:table-row>
        <table:table-row table:style-name="ro1">
          <table:table-cell table:number-columns-repeated="10"/>
          <table:table-cell office:value-type="float" office:value="0.139505" calcext:value-type="float">
            <text:p>0.139505</text:p>
          </table:table-cell>
        </table:table-row>
        <table:table-row table:style-name="ro1">
          <table:table-cell table:number-columns-repeated="10"/>
          <table:table-cell office:value-type="float" office:value="0.138962" calcext:value-type="float">
            <text:p>0.138962</text:p>
          </table:table-cell>
        </table:table-row>
        <table:table-row table:style-name="ro1">
          <table:table-cell table:number-columns-repeated="10"/>
          <table:table-cell office:value-type="float" office:value="0.13844" calcext:value-type="float">
            <text:p>0.13844</text:p>
          </table:table-cell>
        </table:table-row>
        <table:table-row table:style-name="ro1">
          <table:table-cell table:number-columns-repeated="10"/>
          <table:table-cell office:value-type="float" office:value="0.137941" calcext:value-type="float">
            <text:p>0.137941</text:p>
          </table:table-cell>
        </table:table-row>
        <table:table-row table:style-name="ro1">
          <table:table-cell table:number-columns-repeated="10"/>
          <table:table-cell office:value-type="float" office:value="0.13746" calcext:value-type="float">
            <text:p>0.13746</text:p>
          </table:table-cell>
        </table:table-row>
        <table:table-row table:style-name="ro1">
          <table:table-cell table:number-columns-repeated="10"/>
          <table:table-cell office:value-type="float" office:value="0.136997" calcext:value-type="float">
            <text:p>0.136997</text:p>
          </table:table-cell>
        </table:table-row>
        <table:table-row table:style-name="ro1">
          <table:table-cell table:number-columns-repeated="10"/>
          <table:table-cell office:value-type="float" office:value="0.136551" calcext:value-type="float">
            <text:p>0.136551</text:p>
          </table:table-cell>
        </table:table-row>
        <table:table-row table:style-name="ro1">
          <table:table-cell table:number-columns-repeated="10"/>
          <table:table-cell office:value-type="float" office:value="0.13612" calcext:value-type="float">
            <text:p>0.13612</text:p>
          </table:table-cell>
        </table:table-row>
        <table:table-row table:style-name="ro1">
          <table:table-cell table:number-columns-repeated="10"/>
          <table:table-cell office:value-type="float" office:value="0.135704" calcext:value-type="float">
            <text:p>0.135704</text:p>
          </table:table-cell>
        </table:table-row>
        <table:table-row table:style-name="ro1">
          <table:table-cell table:number-columns-repeated="10"/>
          <table:table-cell office:value-type="float" office:value="0.135304" calcext:value-type="float">
            <text:p>0.135304</text:p>
          </table:table-cell>
        </table:table-row>
        <table:table-row table:style-name="ro1">
          <table:table-cell table:number-columns-repeated="10"/>
          <table:table-cell office:value-type="float" office:value="0.134916" calcext:value-type="float">
            <text:p>0.134916</text:p>
          </table:table-cell>
        </table:table-row>
        <table:table-row table:style-name="ro1">
          <table:table-cell table:number-columns-repeated="10"/>
          <table:table-cell office:value-type="float" office:value="0.13454" calcext:value-type="float">
            <text:p>0.13454</text:p>
          </table:table-cell>
        </table:table-row>
        <table:table-row table:style-name="ro1">
          <table:table-cell table:number-columns-repeated="10"/>
          <table:table-cell office:value-type="float" office:value="0.134177" calcext:value-type="float">
            <text:p>0.134177</text:p>
          </table:table-cell>
        </table:table-row>
        <table:table-row table:style-name="ro1">
          <table:table-cell table:number-columns-repeated="10"/>
          <table:table-cell office:value-type="float" office:value="0.133825" calcext:value-type="float">
            <text:p>0.133825</text:p>
          </table:table-cell>
        </table:table-row>
        <table:table-row table:style-name="ro1">
          <table:table-cell table:number-columns-repeated="10"/>
          <table:table-cell office:value-type="float" office:value="0.133482" calcext:value-type="float">
            <text:p>0.133482</text:p>
          </table:table-cell>
        </table:table-row>
        <table:table-row table:style-name="ro1">
          <table:table-cell table:number-columns-repeated="10"/>
          <table:table-cell office:value-type="float" office:value="0.133151" calcext:value-type="float">
            <text:p>0.133151</text:p>
          </table:table-cell>
        </table:table-row>
        <table:table-row table:style-name="ro1">
          <table:table-cell table:number-columns-repeated="10"/>
          <table:table-cell office:value-type="float" office:value="0.132829" calcext:value-type="float">
            <text:p>0.132829</text:p>
          </table:table-cell>
        </table:table-row>
        <table:table-row table:style-name="ro1">
          <table:table-cell table:number-columns-repeated="10"/>
          <table:table-cell office:value-type="float" office:value="0.132514" calcext:value-type="float">
            <text:p>0.132514</text:p>
          </table:table-cell>
        </table:table-row>
        <table:table-row table:style-name="ro1">
          <table:table-cell table:number-columns-repeated="10"/>
          <table:table-cell office:value-type="float" office:value="0.132211" calcext:value-type="float">
            <text:p>0.132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28:39.679874569</meta:creation-date>
    <dc:date>2018-09-26T17:44:52.074141885</dc:date>
    <meta:editing-duration>PT9H14M55S</meta:editing-duration>
    <meta:editing-cycles>31</meta:editing-cycles>
    <meta:generator>LibreOffice/5.1.6.2$Linux_X86_64 LibreOffice_project/10m0$Build-2</meta:generator>
    <meta:document-statistic meta:table-count="2" meta:cell-count="10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63cm" svg:height="21.044cm" xlink:href=".." xlink:type="simple" chart:class="chart:line" chart:column-mapping="0 2 1 3" chart:style-name="ch1">
        <chart:legend chart:legend-position="end" svg:x="25.511cm" svg:y="9.476cm" style:legend-expansion="high" chart:style-name="ch2"/>
        <chart:plot-area chart:style-name="ch3" table:cell-range-address="'lambda 0.001'.D3:'lambda 0.001'.F103 'lambda 0.001'.K3:'lambda 0.001'.K103" svg:x="0.567cm" svg:y="0.42cm" svg:width="24.377cm" svg:height="20.204cm">
          <chartooo:coordinate-region svg:x="1.479cm" svg:y="0.541cm" svg:width="23.465cm" svg:height="19.0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1'.D3:'lambda 0.001'.D103" chart:class="chart:line">
            <chart:data-point chart:repeated="101"/>
          </chart:series>
          <chart:series chart:style-name="ch8" chart:values-cell-range-address="'lambda 0.001'.F3:'lambda 0.001'.F103" chart:class="chart:line">
            <chart:data-point chart:repeated="101"/>
          </chart:series>
          <chart:series chart:style-name="ch9" chart:values-cell-range-address="'lambda 0.001'.E3:'lambda 0.001'.E103" chart:class="chart:line">
            <chart:data-point chart:repeated="101"/>
          </chart:series>
          <chart:series chart:style-name="ch10" chart:values-cell-range-address="'lambda 0.001'.K3:'lambda 0.001'.K103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1097">
                <text:p>0.691097</text:p>
                <draw:g>
                  <svg:desc>'lambda 0.001'.D3:'lambda 0.001'.D103</svg:desc>
                </draw:g>
              </table:table-cell>
              <table:table-cell office:value-type="float" office:value="0.691097">
                <text:p>0.691097</text:p>
                <draw:g>
                  <svg:desc>'lambda 0.001'.F3:'lambda 0.001'.F103</svg:desc>
                </draw:g>
              </table:table-cell>
              <table:table-cell office:value-type="float" office:value="0.691097">
                <text:p>0.691097</text:p>
                <draw:g>
                  <svg:desc>'lambda 0.001'.E3:'lambda 0.001'.E103</svg:desc>
                </draw:g>
              </table:table-cell>
              <table:table-cell office:value-type="float" office:value="0.691097">
                <text:p>0.691097</text:p>
                <draw:g>
                  <svg:desc>'lambda 0.001'.K3:'lambda 0.001'.K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7761">
                <text:p>0.267761</text:p>
              </table:table-cell>
              <table:table-cell office:value-type="float" office:value="0.263399">
                <text:p>0.263399</text:p>
              </table:table-cell>
              <table:table-cell office:value-type="float" office:value="0.264967">
                <text:p>0.264967</text:p>
              </table:table-cell>
              <table:table-cell office:value-type="float" office:value="0.356132">
                <text:p>0.356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4562">
                <text:p>0.264562</text:p>
              </table:table-cell>
              <table:table-cell office:value-type="float" office:value="0.258695">
                <text:p>0.258695</text:p>
              </table:table-cell>
              <table:table-cell office:value-type="float" office:value="0.259932">
                <text:p>0.259932</text:p>
              </table:table-cell>
              <table:table-cell office:value-type="float" office:value="0.328405">
                <text:p>0.328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188">
                <text:p>0.258188</text:p>
              </table:table-cell>
              <table:table-cell office:value-type="float" office:value="0.258418">
                <text:p>0.258418</text:p>
              </table:table-cell>
              <table:table-cell office:value-type="float" office:value="0.257185">
                <text:p>0.257185</text:p>
              </table:table-cell>
              <table:table-cell office:value-type="float" office:value="0.315886">
                <text:p>0.315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6712">
                <text:p>0.256712</text:p>
              </table:table-cell>
              <table:table-cell office:value-type="float" office:value="0.256368">
                <text:p>0.256368</text:p>
              </table:table-cell>
              <table:table-cell office:value-type="float" office:value="0.258431">
                <text:p>0.258431</text:p>
              </table:table-cell>
              <table:table-cell office:value-type="float" office:value="0.308457">
                <text:p>0.308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6">
                <text:p>0.256076</text:p>
              </table:table-cell>
              <table:table-cell office:value-type="float" office:value="0.255215">
                <text:p>0.255215</text:p>
              </table:table-cell>
              <table:table-cell office:value-type="float" office:value="0.255456">
                <text:p>0.255456</text:p>
              </table:table-cell>
              <table:table-cell office:value-type="float" office:value="0.303281">
                <text:p>0.303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5456">
                <text:p>0.255456</text:p>
              </table:table-cell>
              <table:table-cell office:value-type="float" office:value="0.256075">
                <text:p>0.256075</text:p>
              </table:table-cell>
              <table:table-cell office:value-type="float" office:value="0.254761">
                <text:p>0.254761</text:p>
              </table:table-cell>
              <table:table-cell office:value-type="float" office:value="0.299235">
                <text:p>0.299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499">
                <text:p>0.255499</text:p>
              </table:table-cell>
              <table:table-cell office:value-type="float" office:value="0.255512">
                <text:p>0.255512</text:p>
              </table:table-cell>
              <table:table-cell office:value-type="float" office:value="0.25455">
                <text:p>0.25455</text:p>
              </table:table-cell>
              <table:table-cell office:value-type="float" office:value="0.296318">
                <text:p>0.296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8448">
                <text:p>0.258448</text:p>
              </table:table-cell>
              <table:table-cell office:value-type="float" office:value="0.254784">
                <text:p>0.254784</text:p>
              </table:table-cell>
              <table:table-cell office:value-type="float" office:value="0.254794">
                <text:p>0.254794</text:p>
              </table:table-cell>
              <table:table-cell office:value-type="float" office:value="0.293735">
                <text:p>0.293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4433">
                <text:p>0.254433</text:p>
              </table:table-cell>
              <table:table-cell office:value-type="float" office:value="0.254038">
                <text:p>0.254038</text:p>
              </table:table-cell>
              <table:table-cell office:value-type="float" office:value="0.254375">
                <text:p>0.254375</text:p>
              </table:table-cell>
              <table:table-cell office:value-type="float" office:value="0.291551">
                <text:p>0.291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5141">
                <text:p>0.255141</text:p>
              </table:table-cell>
              <table:table-cell office:value-type="float" office:value="0.254052">
                <text:p>0.254052</text:p>
              </table:table-cell>
              <table:table-cell office:value-type="float" office:value="0.254232">
                <text:p>0.254232</text:p>
              </table:table-cell>
              <table:table-cell office:value-type="float" office:value="0.289783">
                <text:p>0.289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399">
                <text:p>0.25399</text:p>
              </table:table-cell>
              <table:table-cell office:value-type="float" office:value="0.255753">
                <text:p>0.255753</text:p>
              </table:table-cell>
              <table:table-cell office:value-type="float" office:value="0.254038">
                <text:p>0.254038</text:p>
              </table:table-cell>
              <table:table-cell office:value-type="float" office:value="0.288168">
                <text:p>0.288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5504">
                <text:p>0.255504</text:p>
              </table:table-cell>
              <table:table-cell office:value-type="float" office:value="0.254628">
                <text:p>0.254628</text:p>
              </table:table-cell>
              <table:table-cell office:value-type="float" office:value="0.253814">
                <text:p>0.253814</text:p>
              </table:table-cell>
              <table:table-cell office:value-type="float" office:value="0.286749">
                <text:p>0.286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3815">
                <text:p>0.253815</text:p>
              </table:table-cell>
              <table:table-cell office:value-type="float" office:value="0.254992">
                <text:p>0.254992</text:p>
              </table:table-cell>
              <table:table-cell office:value-type="float" office:value="0.254109">
                <text:p>0.254109</text:p>
              </table:table-cell>
              <table:table-cell office:value-type="float" office:value="0.285509">
                <text:p>0.285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3958">
                <text:p>0.253958</text:p>
              </table:table-cell>
              <table:table-cell office:value-type="float" office:value="0.254692">
                <text:p>0.254692</text:p>
              </table:table-cell>
              <table:table-cell office:value-type="float" office:value="0.255033">
                <text:p>0.255033</text:p>
              </table:table-cell>
              <table:table-cell office:value-type="float" office:value="0.284348">
                <text:p>0.284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375">
                <text:p>0.254375</text:p>
              </table:table-cell>
              <table:table-cell office:value-type="float" office:value="0.254832">
                <text:p>0.254832</text:p>
              </table:table-cell>
              <table:table-cell office:value-type="float" office:value="0.254864">
                <text:p>0.254864</text:p>
              </table:table-cell>
              <table:table-cell office:value-type="float" office:value="0.283545">
                <text:p>0.283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3669">
                <text:p>0.253669</text:p>
              </table:table-cell>
              <table:table-cell office:value-type="float" office:value="0.254959">
                <text:p>0.254959</text:p>
              </table:table-cell>
              <table:table-cell office:value-type="float" office:value="0.253912">
                <text:p>0.253912</text:p>
              </table:table-cell>
              <table:table-cell office:value-type="float" office:value="0.282313">
                <text:p>0.282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181">
                <text:p>0.254181</text:p>
              </table:table-cell>
              <table:table-cell office:value-type="float" office:value="0.254019">
                <text:p>0.254019</text:p>
              </table:table-cell>
              <table:table-cell office:value-type="float" office:value="0.25445">
                <text:p>0.25445</text:p>
              </table:table-cell>
              <table:table-cell office:value-type="float" office:value="0.281732">
                <text:p>0.281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396">
                <text:p>0.25396</text:p>
              </table:table-cell>
              <table:table-cell office:value-type="float" office:value="0.253951">
                <text:p>0.253951</text:p>
              </table:table-cell>
              <table:table-cell office:value-type="float" office:value="0.254046">
                <text:p>0.254046</text:p>
              </table:table-cell>
              <table:table-cell office:value-type="float" office:value="0.280924">
                <text:p>0.280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3781">
                <text:p>0.253781</text:p>
              </table:table-cell>
              <table:table-cell office:value-type="float" office:value="0.254018">
                <text:p>0.254018</text:p>
              </table:table-cell>
              <table:table-cell office:value-type="float" office:value="0.255928">
                <text:p>0.255928</text:p>
              </table:table-cell>
              <table:table-cell office:value-type="float" office:value="0.280174">
                <text:p>0.280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098">
                <text:p>0.256098</text:p>
              </table:table-cell>
              <table:table-cell office:value-type="float" office:value="0.254322">
                <text:p>0.254322</text:p>
              </table:table-cell>
              <table:table-cell office:value-type="float" office:value="0.254302">
                <text:p>0.254302</text:p>
              </table:table-cell>
              <table:table-cell office:value-type="float" office:value="0.279466">
                <text:p>0.279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5613">
                <text:p>0.255613</text:p>
              </table:table-cell>
              <table:table-cell office:value-type="float" office:value="0.253963">
                <text:p>0.253963</text:p>
              </table:table-cell>
              <table:table-cell office:value-type="float" office:value="0.253805">
                <text:p>0.253805</text:p>
              </table:table-cell>
              <table:table-cell office:value-type="float" office:value="0.278872">
                <text:p>0.278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4347">
                <text:p>0.254347</text:p>
              </table:table-cell>
              <table:table-cell office:value-type="float" office:value="0.254199">
                <text:p>0.254199</text:p>
              </table:table-cell>
              <table:table-cell office:value-type="float" office:value="0.253793">
                <text:p>0.253793</text:p>
              </table:table-cell>
              <table:table-cell office:value-type="float" office:value="0.278249">
                <text:p>0.278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3749">
                <text:p>0.253749</text:p>
              </table:table-cell>
              <table:table-cell office:value-type="float" office:value="0.253883">
                <text:p>0.253883</text:p>
              </table:table-cell>
              <table:table-cell office:value-type="float" office:value="0.2541">
                <text:p>0.2541</text:p>
              </table:table-cell>
              <table:table-cell office:value-type="float" office:value="0.277683">
                <text:p>0.277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4155">
                <text:p>0.254155</text:p>
              </table:table-cell>
              <table:table-cell office:value-type="float" office:value="0.259153">
                <text:p>0.259153</text:p>
              </table:table-cell>
              <table:table-cell office:value-type="float" office:value="0.253733">
                <text:p>0.253733</text:p>
              </table:table-cell>
              <table:table-cell office:value-type="float" office:value="0.277113">
                <text:p>0.277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3839">
                <text:p>0.253839</text:p>
              </table:table-cell>
              <table:table-cell office:value-type="float" office:value="0.256007">
                <text:p>0.256007</text:p>
              </table:table-cell>
              <table:table-cell office:value-type="float" office:value="0.253778">
                <text:p>0.253778</text:p>
              </table:table-cell>
              <table:table-cell office:value-type="float" office:value="0.276722">
                <text:p>0.2767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3579">
                <text:p>0.253579</text:p>
              </table:table-cell>
              <table:table-cell office:value-type="float" office:value="0.253999">
                <text:p>0.253999</text:p>
              </table:table-cell>
              <table:table-cell office:value-type="float" office:value="0.254396">
                <text:p>0.254396</text:p>
              </table:table-cell>
              <table:table-cell office:value-type="float" office:value="0.276117">
                <text:p>0.276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4579">
                <text:p>0.254579</text:p>
              </table:table-cell>
              <table:table-cell office:value-type="float" office:value="0.254095">
                <text:p>0.254095</text:p>
              </table:table-cell>
              <table:table-cell office:value-type="float" office:value="0.2537">
                <text:p>0.2537</text:p>
              </table:table-cell>
              <table:table-cell office:value-type="float" office:value="0.275661">
                <text:p>0.275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3582">
                <text:p>0.253582</text:p>
              </table:table-cell>
              <table:table-cell office:value-type="float" office:value="0.25434">
                <text:p>0.25434</text:p>
              </table:table-cell>
              <table:table-cell office:value-type="float" office:value="0.254576">
                <text:p>0.254576</text:p>
              </table:table-cell>
              <table:table-cell office:value-type="float" office:value="0.275565">
                <text:p>0.275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868">
                <text:p>0.254868</text:p>
              </table:table-cell>
              <table:table-cell office:value-type="float" office:value="0.254463">
                <text:p>0.254463</text:p>
              </table:table-cell>
              <table:table-cell office:value-type="float" office:value="0.253712">
                <text:p>0.253712</text:p>
              </table:table-cell>
              <table:table-cell office:value-type="float" office:value="0.274769">
                <text:p>0.2747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94">
                <text:p>0.25394</text:p>
              </table:table-cell>
              <table:table-cell office:value-type="float" office:value="0.259887">
                <text:p>0.259887</text:p>
              </table:table-cell>
              <table:table-cell office:value-type="float" office:value="0.253711">
                <text:p>0.253711</text:p>
              </table:table-cell>
              <table:table-cell office:value-type="float" office:value="0.274705">
                <text:p>0.2747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38">
                <text:p>0.2538</text:p>
              </table:table-cell>
              <table:table-cell office:value-type="float" office:value="0.253807">
                <text:p>0.253807</text:p>
              </table:table-cell>
              <table:table-cell office:value-type="float" office:value="0.254615">
                <text:p>0.254615</text:p>
              </table:table-cell>
              <table:table-cell office:value-type="float" office:value="0.274145">
                <text:p>0.274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4355">
                <text:p>0.254355</text:p>
              </table:table-cell>
              <table:table-cell office:value-type="float" office:value="0.254092">
                <text:p>0.254092</text:p>
              </table:table-cell>
              <table:table-cell office:value-type="float" office:value="0.254244">
                <text:p>0.254244</text:p>
              </table:table-cell>
              <table:table-cell office:value-type="float" office:value="0.273828">
                <text:p>0.2738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898">
                <text:p>0.253898</text:p>
              </table:table-cell>
              <table:table-cell office:value-type="float" office:value="0.254146">
                <text:p>0.254146</text:p>
              </table:table-cell>
              <table:table-cell office:value-type="float" office:value="0.254133">
                <text:p>0.254133</text:p>
              </table:table-cell>
              <table:table-cell office:value-type="float" office:value="0.273656">
                <text:p>0.273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3621">
                <text:p>0.253621</text:p>
              </table:table-cell>
              <table:table-cell office:value-type="float" office:value="0.255011">
                <text:p>0.255011</text:p>
              </table:table-cell>
              <table:table-cell office:value-type="float" office:value="0.253856">
                <text:p>0.253856</text:p>
              </table:table-cell>
              <table:table-cell office:value-type="float" office:value="0.273021">
                <text:p>0.273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3765">
                <text:p>0.253765</text:p>
              </table:table-cell>
              <table:table-cell office:value-type="float" office:value="0.254043">
                <text:p>0.254043</text:p>
              </table:table-cell>
              <table:table-cell office:value-type="float" office:value="0.253781">
                <text:p>0.253781</text:p>
              </table:table-cell>
              <table:table-cell office:value-type="float" office:value="0.272996">
                <text:p>0.272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3527">
                <text:p>0.253527</text:p>
              </table:table-cell>
              <table:table-cell office:value-type="float" office:value="0.25527">
                <text:p>0.25527</text:p>
              </table:table-cell>
              <table:table-cell office:value-type="float" office:value="0.254802">
                <text:p>0.254802</text:p>
              </table:table-cell>
              <table:table-cell office:value-type="float" office:value="0.272682">
                <text:p>0.272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4107">
                <text:p>0.254107</text:p>
              </table:table-cell>
              <table:table-cell office:value-type="float" office:value="0.253984">
                <text:p>0.253984</text:p>
              </table:table-cell>
              <table:table-cell office:value-type="float" office:value="0.254106">
                <text:p>0.254106</text:p>
              </table:table-cell>
              <table:table-cell office:value-type="float" office:value="0.272315">
                <text:p>0.2723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3602">
                <text:p>0.253602</text:p>
              </table:table-cell>
              <table:table-cell office:value-type="float" office:value="0.254381">
                <text:p>0.254381</text:p>
              </table:table-cell>
              <table:table-cell office:value-type="float" office:value="0.254607">
                <text:p>0.254607</text:p>
              </table:table-cell>
              <table:table-cell office:value-type="float" office:value="0.272202">
                <text:p>0.272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55">
                <text:p>0.25355</text:p>
              </table:table-cell>
              <table:table-cell office:value-type="float" office:value="0.254338">
                <text:p>0.254338</text:p>
              </table:table-cell>
              <table:table-cell office:value-type="float" office:value="0.253793">
                <text:p>0.253793</text:p>
              </table:table-cell>
              <table:table-cell office:value-type="float" office:value="0.27176">
                <text:p>0.27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3577">
                <text:p>0.253577</text:p>
              </table:table-cell>
              <table:table-cell office:value-type="float" office:value="0.254029">
                <text:p>0.254029</text:p>
              </table:table-cell>
              <table:table-cell office:value-type="float" office:value="0.254284">
                <text:p>0.254284</text:p>
              </table:table-cell>
              <table:table-cell office:value-type="float" office:value="0.271767">
                <text:p>0.2717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775">
                <text:p>0.253775</text:p>
              </table:table-cell>
              <table:table-cell office:value-type="float" office:value="0.25668">
                <text:p>0.25668</text:p>
              </table:table-cell>
              <table:table-cell office:value-type="float" office:value="0.253763">
                <text:p>0.253763</text:p>
              </table:table-cell>
              <table:table-cell office:value-type="float" office:value="0.271275">
                <text:p>0.2712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755">
                <text:p>0.253755</text:p>
              </table:table-cell>
              <table:table-cell office:value-type="float" office:value="0.254189">
                <text:p>0.254189</text:p>
              </table:table-cell>
              <table:table-cell office:value-type="float" office:value="0.257547">
                <text:p>0.257547</text:p>
              </table:table-cell>
              <table:table-cell office:value-type="float" office:value="0.271203">
                <text:p>0.271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3527">
                <text:p>0.253527</text:p>
              </table:table-cell>
              <table:table-cell office:value-type="float" office:value="0.253953">
                <text:p>0.253953</text:p>
              </table:table-cell>
              <table:table-cell office:value-type="float" office:value="0.25377">
                <text:p>0.25377</text:p>
              </table:table-cell>
              <table:table-cell office:value-type="float" office:value="0.270915">
                <text:p>0.2709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4092">
                <text:p>0.254092</text:p>
              </table:table-cell>
              <table:table-cell office:value-type="float" office:value="0.255253">
                <text:p>0.255253</text:p>
              </table:table-cell>
              <table:table-cell office:value-type="float" office:value="0.253876">
                <text:p>0.253876</text:p>
              </table:table-cell>
              <table:table-cell office:value-type="float" office:value="0.270904">
                <text:p>0.270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357">
                <text:p>0.25357</text:p>
              </table:table-cell>
              <table:table-cell office:value-type="float" office:value="0.255131">
                <text:p>0.255131</text:p>
              </table:table-cell>
              <table:table-cell office:value-type="float" office:value="0.253761">
                <text:p>0.253761</text:p>
              </table:table-cell>
              <table:table-cell office:value-type="float" office:value="0.270506">
                <text:p>0.270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3518">
                <text:p>0.253518</text:p>
              </table:table-cell>
              <table:table-cell office:value-type="float" office:value="0.254627">
                <text:p>0.254627</text:p>
              </table:table-cell>
              <table:table-cell office:value-type="float" office:value="0.254828">
                <text:p>0.254828</text:p>
              </table:table-cell>
              <table:table-cell office:value-type="float" office:value="0.270456">
                <text:p>0.270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4714">
                <text:p>0.254714</text:p>
              </table:table-cell>
              <table:table-cell office:value-type="float" office:value="0.254152">
                <text:p>0.254152</text:p>
              </table:table-cell>
              <table:table-cell office:value-type="float" office:value="0.254349">
                <text:p>0.254349</text:p>
              </table:table-cell>
              <table:table-cell office:value-type="float" office:value="0.270046">
                <text:p>0.270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3782">
                <text:p>0.253782</text:p>
              </table:table-cell>
              <table:table-cell office:value-type="float" office:value="0.254901">
                <text:p>0.254901</text:p>
              </table:table-cell>
              <table:table-cell office:value-type="float" office:value="0.254514">
                <text:p>0.254514</text:p>
              </table:table-cell>
              <table:table-cell office:value-type="float" office:value="0.26993">
                <text:p>0.269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3702">
                <text:p>0.253702</text:p>
              </table:table-cell>
              <table:table-cell office:value-type="float" office:value="0.253924">
                <text:p>0.253924</text:p>
              </table:table-cell>
              <table:table-cell office:value-type="float" office:value="0.253752">
                <text:p>0.253752</text:p>
              </table:table-cell>
              <table:table-cell office:value-type="float" office:value="0.269811">
                <text:p>0.269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3659">
                <text:p>0.253659</text:p>
              </table:table-cell>
              <table:table-cell office:value-type="float" office:value="0.254141">
                <text:p>0.254141</text:p>
              </table:table-cell>
              <table:table-cell office:value-type="float" office:value="0.253825">
                <text:p>0.253825</text:p>
              </table:table-cell>
              <table:table-cell office:value-type="float" office:value="0.269574">
                <text:p>0.269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4709">
                <text:p>0.254709</text:p>
              </table:table-cell>
              <table:table-cell office:value-type="float" office:value="0.254157">
                <text:p>0.254157</text:p>
              </table:table-cell>
              <table:table-cell office:value-type="float" office:value="0.253803">
                <text:p>0.253803</text:p>
              </table:table-cell>
              <table:table-cell office:value-type="float" office:value="0.26949">
                <text:p>0.26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4002">
                <text:p>0.254002</text:p>
              </table:table-cell>
              <table:table-cell office:value-type="float" office:value="0.254606">
                <text:p>0.254606</text:p>
              </table:table-cell>
              <table:table-cell office:value-type="float" office:value="0.25375">
                <text:p>0.25375</text:p>
              </table:table-cell>
              <table:table-cell office:value-type="float" office:value="0.26928">
                <text:p>0.26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6249">
                <text:p>0.256249</text:p>
              </table:table-cell>
              <table:table-cell office:value-type="float" office:value="0.255895">
                <text:p>0.255895</text:p>
              </table:table-cell>
              <table:table-cell office:value-type="float" office:value="0.253774">
                <text:p>0.253774</text:p>
              </table:table-cell>
              <table:table-cell office:value-type="float" office:value="0.269251">
                <text:p>0.269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3644">
                <text:p>0.253644</text:p>
              </table:table-cell>
              <table:table-cell office:value-type="float" office:value="0.254824">
                <text:p>0.254824</text:p>
              </table:table-cell>
              <table:table-cell office:value-type="float" office:value="0.254482">
                <text:p>0.254482</text:p>
              </table:table-cell>
              <table:table-cell office:value-type="float" office:value="0.268912">
                <text:p>0.268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5768">
                <text:p>0.255768</text:p>
              </table:table-cell>
              <table:table-cell office:value-type="float" office:value="0.254268">
                <text:p>0.254268</text:p>
              </table:table-cell>
              <table:table-cell office:value-type="float" office:value="0.254268">
                <text:p>0.254268</text:p>
              </table:table-cell>
              <table:table-cell office:value-type="float" office:value="0.268761">
                <text:p>0.2687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739">
                <text:p>0.253739</text:p>
              </table:table-cell>
              <table:table-cell office:value-type="float" office:value="0.254039">
                <text:p>0.254039</text:p>
              </table:table-cell>
              <table:table-cell office:value-type="float" office:value="0.253724">
                <text:p>0.253724</text:p>
              </table:table-cell>
              <table:table-cell office:value-type="float" office:value="0.268709">
                <text:p>0.268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883">
                <text:p>0.253883</text:p>
              </table:table-cell>
              <table:table-cell office:value-type="float" office:value="0.254466">
                <text:p>0.254466</text:p>
              </table:table-cell>
              <table:table-cell office:value-type="float" office:value="0.253948">
                <text:p>0.253948</text:p>
              </table:table-cell>
              <table:table-cell office:value-type="float" office:value="0.268556">
                <text:p>0.268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485">
                <text:p>0.25485</text:p>
              </table:table-cell>
              <table:table-cell office:value-type="float" office:value="0.253909">
                <text:p>0.253909</text:p>
              </table:table-cell>
              <table:table-cell office:value-type="float" office:value="0.254716">
                <text:p>0.254716</text:p>
              </table:table-cell>
              <table:table-cell office:value-type="float" office:value="0.268469">
                <text:p>0.268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4211">
                <text:p>0.254211</text:p>
              </table:table-cell>
              <table:table-cell office:value-type="float" office:value="0.253902">
                <text:p>0.253902</text:p>
              </table:table-cell>
              <table:table-cell office:value-type="float" office:value="0.25439">
                <text:p>0.25439</text:p>
              </table:table-cell>
              <table:table-cell office:value-type="float" office:value="0.268208">
                <text:p>0.268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637">
                <text:p>0.254637</text:p>
              </table:table-cell>
              <table:table-cell office:value-type="float" office:value="0.25878">
                <text:p>0.25878</text:p>
              </table:table-cell>
              <table:table-cell office:value-type="float" office:value="0.254885">
                <text:p>0.254885</text:p>
              </table:table-cell>
              <table:table-cell office:value-type="float" office:value="0.268282">
                <text:p>0.2682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3612">
                <text:p>0.253612</text:p>
              </table:table-cell>
              <table:table-cell office:value-type="float" office:value="0.254114">
                <text:p>0.254114</text:p>
              </table:table-cell>
              <table:table-cell office:value-type="float" office:value="0.253752">
                <text:p>0.253752</text:p>
              </table:table-cell>
              <table:table-cell office:value-type="float" office:value="0.267925">
                <text:p>0.267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4776">
                <text:p>0.254776</text:p>
              </table:table-cell>
              <table:table-cell office:value-type="float" office:value="0.254124">
                <text:p>0.254124</text:p>
              </table:table-cell>
              <table:table-cell office:value-type="float" office:value="0.253958">
                <text:p>0.253958</text:p>
              </table:table-cell>
              <table:table-cell office:value-type="float" office:value="0.267698">
                <text:p>0.2676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857">
                <text:p>0.253857</text:p>
              </table:table-cell>
              <table:table-cell office:value-type="float" office:value="0.255416">
                <text:p>0.255416</text:p>
              </table:table-cell>
              <table:table-cell office:value-type="float" office:value="0.254307">
                <text:p>0.254307</text:p>
              </table:table-cell>
              <table:table-cell office:value-type="float" office:value="0.268114">
                <text:p>0.268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4305">
                <text:p>0.254305</text:p>
              </table:table-cell>
              <table:table-cell office:value-type="float" office:value="0.253993">
                <text:p>0.253993</text:p>
              </table:table-cell>
              <table:table-cell office:value-type="float" office:value="0.25545">
                <text:p>0.25545</text:p>
              </table:table-cell>
              <table:table-cell office:value-type="float" office:value="0.267397">
                <text:p>0.2673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3935">
                <text:p>0.253935</text:p>
              </table:table-cell>
              <table:table-cell office:value-type="float" office:value="0.254746">
                <text:p>0.254746</text:p>
              </table:table-cell>
              <table:table-cell office:value-type="float" office:value="0.254165">
                <text:p>0.254165</text:p>
              </table:table-cell>
              <table:table-cell office:value-type="float" office:value="0.267578">
                <text:p>0.2675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3758">
                <text:p>0.253758</text:p>
              </table:table-cell>
              <table:table-cell office:value-type="float" office:value="0.254945">
                <text:p>0.254945</text:p>
              </table:table-cell>
              <table:table-cell office:value-type="float" office:value="0.254327">
                <text:p>0.254327</text:p>
              </table:table-cell>
              <table:table-cell office:value-type="float" office:value="0.267441">
                <text:p>0.2674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363">
                <text:p>0.25363</text:p>
              </table:table-cell>
              <table:table-cell office:value-type="float" office:value="0.254375">
                <text:p>0.254375</text:p>
              </table:table-cell>
              <table:table-cell office:value-type="float" office:value="0.255206">
                <text:p>0.255206</text:p>
              </table:table-cell>
              <table:table-cell office:value-type="float" office:value="0.267258">
                <text:p>0.2672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3792">
                <text:p>0.253792</text:p>
              </table:table-cell>
              <table:table-cell office:value-type="float" office:value="0.255768">
                <text:p>0.255768</text:p>
              </table:table-cell>
              <table:table-cell office:value-type="float" office:value="0.255682">
                <text:p>0.255682</text:p>
              </table:table-cell>
              <table:table-cell office:value-type="float" office:value="0.267136">
                <text:p>0.267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4526">
                <text:p>0.254526</text:p>
              </table:table-cell>
              <table:table-cell office:value-type="float" office:value="0.253863">
                <text:p>0.253863</text:p>
              </table:table-cell>
              <table:table-cell office:value-type="float" office:value="0.253785">
                <text:p>0.253785</text:p>
              </table:table-cell>
              <table:table-cell office:value-type="float" office:value="0.267167">
                <text:p>0.267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3617">
                <text:p>0.253617</text:p>
              </table:table-cell>
              <table:table-cell office:value-type="float" office:value="0.253925">
                <text:p>0.253925</text:p>
              </table:table-cell>
              <table:table-cell office:value-type="float" office:value="0.253691">
                <text:p>0.253691</text:p>
              </table:table-cell>
              <table:table-cell office:value-type="float" office:value="0.266976">
                <text:p>0.266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3742">
                <text:p>0.253742</text:p>
              </table:table-cell>
              <table:table-cell office:value-type="float" office:value="0.254035">
                <text:p>0.254035</text:p>
              </table:table-cell>
              <table:table-cell office:value-type="float" office:value="0.254167">
                <text:p>0.254167</text:p>
              </table:table-cell>
              <table:table-cell office:value-type="float" office:value="0.266891">
                <text:p>0.2668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4">
                <text:p>0.254</text:p>
              </table:table-cell>
              <table:table-cell office:value-type="float" office:value="0.254691">
                <text:p>0.254691</text:p>
              </table:table-cell>
              <table:table-cell office:value-type="float" office:value="0.253767">
                <text:p>0.253767</text:p>
              </table:table-cell>
              <table:table-cell office:value-type="float" office:value="0.26669">
                <text:p>0.266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3916">
                <text:p>0.253916</text:p>
              </table:table-cell>
              <table:table-cell office:value-type="float" office:value="0.253874">
                <text:p>0.253874</text:p>
              </table:table-cell>
              <table:table-cell office:value-type="float" office:value="0.254898">
                <text:p>0.254898</text:p>
              </table:table-cell>
              <table:table-cell office:value-type="float" office:value="0.266799">
                <text:p>0.266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3846">
                <text:p>0.253846</text:p>
              </table:table-cell>
              <table:table-cell office:value-type="float" office:value="0.253879">
                <text:p>0.253879</text:p>
              </table:table-cell>
              <table:table-cell office:value-type="float" office:value="0.255283">
                <text:p>0.255283</text:p>
              </table:table-cell>
              <table:table-cell office:value-type="float" office:value="0.266536">
                <text:p>0.266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4144">
                <text:p>0.254144</text:p>
              </table:table-cell>
              <table:table-cell office:value-type="float" office:value="0.253995">
                <text:p>0.253995</text:p>
              </table:table-cell>
              <table:table-cell office:value-type="float" office:value="0.25532">
                <text:p>0.25532</text:p>
              </table:table-cell>
              <table:table-cell office:value-type="float" office:value="0.266373">
                <text:p>0.266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5179">
                <text:p>0.255179</text:p>
              </table:table-cell>
              <table:table-cell office:value-type="float" office:value="0.254008">
                <text:p>0.254008</text:p>
              </table:table-cell>
              <table:table-cell office:value-type="float" office:value="0.25408">
                <text:p>0.25408</text:p>
              </table:table-cell>
              <table:table-cell office:value-type="float" office:value="0.266506">
                <text:p>0.266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4363">
                <text:p>0.254363</text:p>
              </table:table-cell>
              <table:table-cell office:value-type="float" office:value="0.254041">
                <text:p>0.254041</text:p>
              </table:table-cell>
              <table:table-cell office:value-type="float" office:value="0.253711">
                <text:p>0.253711</text:p>
              </table:table-cell>
              <table:table-cell office:value-type="float" office:value="0.266249">
                <text:p>0.2662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3715">
                <text:p>0.253715</text:p>
              </table:table-cell>
              <table:table-cell office:value-type="float" office:value="0.257409">
                <text:p>0.257409</text:p>
              </table:table-cell>
              <table:table-cell office:value-type="float" office:value="0.253711">
                <text:p>0.253711</text:p>
              </table:table-cell>
              <table:table-cell office:value-type="float" office:value="0.266362">
                <text:p>0.266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3643">
                <text:p>0.253643</text:p>
              </table:table-cell>
              <table:table-cell office:value-type="float" office:value="0.254583">
                <text:p>0.254583</text:p>
              </table:table-cell>
              <table:table-cell office:value-type="float" office:value="0.255292">
                <text:p>0.255292</text:p>
              </table:table-cell>
              <table:table-cell office:value-type="float" office:value="0.266158">
                <text:p>0.266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576">
                <text:p>0.253576</text:p>
              </table:table-cell>
              <table:table-cell office:value-type="float" office:value="0.253893">
                <text:p>0.253893</text:p>
              </table:table-cell>
              <table:table-cell office:value-type="float" office:value="0.254412">
                <text:p>0.254412</text:p>
              </table:table-cell>
              <table:table-cell office:value-type="float" office:value="0.265951">
                <text:p>0.265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3692">
                <text:p>0.253692</text:p>
              </table:table-cell>
              <table:table-cell office:value-type="float" office:value="0.253922">
                <text:p>0.253922</text:p>
              </table:table-cell>
              <table:table-cell office:value-type="float" office:value="0.255067">
                <text:p>0.255067</text:p>
              </table:table-cell>
              <table:table-cell office:value-type="float" office:value="0.266238">
                <text:p>0.266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673">
                <text:p>0.253673</text:p>
              </table:table-cell>
              <table:table-cell office:value-type="float" office:value="0.255101">
                <text:p>0.255101</text:p>
              </table:table-cell>
              <table:table-cell office:value-type="float" office:value="0.253682">
                <text:p>0.253682</text:p>
              </table:table-cell>
              <table:table-cell office:value-type="float" office:value="0.265742">
                <text:p>0.265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3612">
                <text:p>0.253612</text:p>
              </table:table-cell>
              <table:table-cell office:value-type="float" office:value="0.254196">
                <text:p>0.254196</text:p>
              </table:table-cell>
              <table:table-cell office:value-type="float" office:value="0.255898">
                <text:p>0.255898</text:p>
              </table:table-cell>
              <table:table-cell office:value-type="float" office:value="0.265804">
                <text:p>0.265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3586">
                <text:p>0.253586</text:p>
              </table:table-cell>
              <table:table-cell office:value-type="float" office:value="0.254515">
                <text:p>0.254515</text:p>
              </table:table-cell>
              <table:table-cell office:value-type="float" office:value="0.254357">
                <text:p>0.254357</text:p>
              </table:table-cell>
              <table:table-cell office:value-type="float" office:value="0.265806">
                <text:p>0.265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4762">
                <text:p>0.254762</text:p>
              </table:table-cell>
              <table:table-cell office:value-type="float" office:value="0.254629">
                <text:p>0.254629</text:p>
              </table:table-cell>
              <table:table-cell office:value-type="float" office:value="0.253945">
                <text:p>0.253945</text:p>
              </table:table-cell>
              <table:table-cell office:value-type="float" office:value="0.265621">
                <text:p>0.2656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3501">
                <text:p>0.253501</text:p>
              </table:table-cell>
              <table:table-cell office:value-type="float" office:value="0.255264">
                <text:p>0.255264</text:p>
              </table:table-cell>
              <table:table-cell office:value-type="float" office:value="0.254928">
                <text:p>0.254928</text:p>
              </table:table-cell>
              <table:table-cell office:value-type="float" office:value="0.265703">
                <text:p>0.2657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3697">
                <text:p>0.253697</text:p>
              </table:table-cell>
              <table:table-cell office:value-type="float" office:value="0.253985">
                <text:p>0.253985</text:p>
              </table:table-cell>
              <table:table-cell office:value-type="float" office:value="0.255704">
                <text:p>0.255704</text:p>
              </table:table-cell>
              <table:table-cell office:value-type="float" office:value="0.265571">
                <text:p>0.265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5852">
                <text:p>0.255852</text:p>
              </table:table-cell>
              <table:table-cell office:value-type="float" office:value="0.254201">
                <text:p>0.254201</text:p>
              </table:table-cell>
              <table:table-cell office:value-type="float" office:value="0.253847">
                <text:p>0.253847</text:p>
              </table:table-cell>
              <table:table-cell office:value-type="float" office:value="0.265411">
                <text:p>0.2654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3847">
                <text:p>0.253847</text:p>
              </table:table-cell>
              <table:table-cell office:value-type="float" office:value="0.254087">
                <text:p>0.254087</text:p>
              </table:table-cell>
              <table:table-cell office:value-type="float" office:value="0.254134">
                <text:p>0.254134</text:p>
              </table:table-cell>
              <table:table-cell office:value-type="float" office:value="0.265358">
                <text:p>0.265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3777">
                <text:p>0.253777</text:p>
              </table:table-cell>
              <table:table-cell office:value-type="float" office:value="0.253874">
                <text:p>0.253874</text:p>
              </table:table-cell>
              <table:table-cell office:value-type="float" office:value="0.25492">
                <text:p>0.25492</text:p>
              </table:table-cell>
              <table:table-cell office:value-type="float" office:value="0.265362">
                <text:p>0.265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3567">
                <text:p>0.253567</text:p>
              </table:table-cell>
              <table:table-cell office:value-type="float" office:value="0.253922">
                <text:p>0.253922</text:p>
              </table:table-cell>
              <table:table-cell office:value-type="float" office:value="0.254042">
                <text:p>0.254042</text:p>
              </table:table-cell>
              <table:table-cell office:value-type="float" office:value="0.265393">
                <text:p>0.265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3796">
                <text:p>0.253796</text:p>
              </table:table-cell>
              <table:table-cell office:value-type="float" office:value="0.254215">
                <text:p>0.254215</text:p>
              </table:table-cell>
              <table:table-cell office:value-type="float" office:value="0.255398">
                <text:p>0.255398</text:p>
              </table:table-cell>
              <table:table-cell office:value-type="float" office:value="0.265175">
                <text:p>0.265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3588">
                <text:p>0.253588</text:p>
              </table:table-cell>
              <table:table-cell office:value-type="float" office:value="0.254243">
                <text:p>0.254243</text:p>
              </table:table-cell>
              <table:table-cell office:value-type="float" office:value="0.253901">
                <text:p>0.253901</text:p>
              </table:table-cell>
              <table:table-cell office:value-type="float" office:value="0.2651">
                <text:p>0.26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3638">
                <text:p>0.253638</text:p>
              </table:table-cell>
              <table:table-cell office:value-type="float" office:value="0.255647">
                <text:p>0.255647</text:p>
              </table:table-cell>
              <table:table-cell office:value-type="float" office:value="0.255966">
                <text:p>0.255966</text:p>
              </table:table-cell>
              <table:table-cell office:value-type="float" office:value="0.265184">
                <text:p>0.2651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3759">
                <text:p>0.253759</text:p>
              </table:table-cell>
              <table:table-cell office:value-type="float" office:value="0.255791">
                <text:p>0.255791</text:p>
              </table:table-cell>
              <table:table-cell office:value-type="float" office:value="0.253835">
                <text:p>0.253835</text:p>
              </table:table-cell>
              <table:table-cell office:value-type="float" office:value="0.265071">
                <text:p>0.265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373">
                <text:p>0.25373</text:p>
              </table:table-cell>
              <table:table-cell office:value-type="float" office:value="0.254313">
                <text:p>0.254313</text:p>
              </table:table-cell>
              <table:table-cell office:value-type="float" office:value="0.25385">
                <text:p>0.25385</text:p>
              </table:table-cell>
              <table:table-cell office:value-type="float" office:value="0.264875">
                <text:p>0.264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3549">
                <text:p>0.253549</text:p>
              </table:table-cell>
              <table:table-cell office:value-type="float" office:value="0.25529">
                <text:p>0.25529</text:p>
              </table:table-cell>
              <table:table-cell office:value-type="float" office:value="0.253616">
                <text:p>0.253616</text:p>
              </table:table-cell>
              <table:table-cell office:value-type="float" office:value="0.26484">
                <text:p>0.264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3876">
                <text:p>0.253876</text:p>
              </table:table-cell>
              <table:table-cell office:value-type="float" office:value="0.255493">
                <text:p>0.255493</text:p>
              </table:table-cell>
              <table:table-cell office:value-type="float" office:value="0.253756">
                <text:p>0.253756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4426">
                <text:p>0.254426</text:p>
              </table:table-cell>
              <table:table-cell office:value-type="float" office:value="0.254803">
                <text:p>0.254803</text:p>
              </table:table-cell>
              <table:table-cell office:value-type="float" office:value="0.253649">
                <text:p>0.253649</text:p>
              </table:table-cell>
              <table:table-cell office:value-type="float" office:value="0.264762">
                <text:p>0.264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3612">
                <text:p>0.253612</text:p>
              </table:table-cell>
              <table:table-cell office:value-type="float" office:value="0.253962">
                <text:p>0.253962</text:p>
              </table:table-cell>
              <table:table-cell office:value-type="float" office:value="0.254795">
                <text:p>0.254795</text:p>
              </table:table-cell>
              <table:table-cell office:value-type="float" office:value="0.264827">
                <text:p>0.264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54cm" svg:height="21.564cm" xlink:href=".." xlink:type="simple" chart:class="chart:line" chart:column-mapping="4 0 1 2 3" chart:style-name="ch1">
        <chart:legend chart:legend-position="end" svg:x="27.475cm" svg:y="9.487cm" style:legend-expansion="high" chart:style-name="ch2"/>
        <chart:plot-area chart:style-name="ch3" table:cell-range-address="'lambda 0.00001'.K3:'lambda 0.00001'.K23 'lambda 0.00001'.D3:'lambda 0.00001'.G23" svg:x="0.607cm" svg:y="0.431cm" svg:width="26.261cm" svg:height="20.702cm">
          <chartooo:coordinate-region svg:x="1.334cm" svg:y="0.63cm" svg:width="25.347cm" svg:height="19.8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001'.K3:'lambda 0.00001'.K23" chart:class="chart:line">
            <chart:data-point chart:repeated="21"/>
          </chart:series>
          <chart:series chart:style-name="ch8" chart:values-cell-range-address="'lambda 0.00001'.D3:'lambda 0.00001'.D23" chart:class="chart:line">
            <chart:data-point chart:repeated="21"/>
          </chart:series>
          <chart:series chart:style-name="ch9" chart:values-cell-range-address="'lambda 0.00001'.E3:'lambda 0.00001'.E23" chart:class="chart:line">
            <chart:data-point chart:repeated="21"/>
          </chart:series>
          <chart:series chart:style-name="ch10" chart:values-cell-range-address="'lambda 0.00001'.F3:'lambda 0.00001'.F23" chart:class="chart:line">
            <chart:data-point chart:repeated="21"/>
          </chart:series>
          <chart:series chart:style-name="ch11" chart:values-cell-range-address="'lambda 0.00001'.G3:'lambda 0.00001'.G23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1097">
                <text:p>0.691097</text:p>
                <draw:g>
                  <svg:desc>'lambda 0.00001'.K3:'lambda 0.00001'.K23</svg:desc>
                </draw:g>
              </table:table-cell>
              <table:table-cell office:value-type="float" office:value="0.691097">
                <text:p>0.691097</text:p>
                <draw:g>
                  <svg:desc>'lambda 0.00001'.D3:'lambda 0.00001'.D23</svg:desc>
                </draw:g>
              </table:table-cell>
              <table:table-cell office:value-type="float" office:value="0.691097">
                <text:p>0.691097</text:p>
                <draw:g>
                  <svg:desc>'lambda 0.00001'.E3:'lambda 0.00001'.E23</svg:desc>
                </draw:g>
              </table:table-cell>
              <table:table-cell office:value-type="float" office:value="0.691097">
                <text:p>0.691097</text:p>
                <draw:g>
                  <svg:desc>'lambda 0.00001'.F3:'lambda 0.00001'.F23</svg:desc>
                </draw:g>
              </table:table-cell>
              <table:table-cell office:value-type="float" office:value="0.691097">
                <text:p>0.691097</text:p>
                <draw:g>
                  <svg:desc>'lambda 0.00001'.G3:'lambda 0.00001'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6231">
                <text:p>0.286231</text:p>
              </table:table-cell>
              <table:table-cell office:value-type="float" office:value="0.139046">
                <text:p>0.139046</text:p>
              </table:table-cell>
              <table:table-cell office:value-type="float" office:value="0.135385">
                <text:p>0.135385</text:p>
              </table:table-cell>
              <table:table-cell office:value-type="float" office:value="0.131885">
                <text:p>0.131885</text:p>
              </table:table-cell>
              <table:table-cell office:value-type="float" office:value="0.17971">
                <text:p>0.17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868">
                <text:p>0.233868</text:p>
              </table:table-cell>
              <table:table-cell office:value-type="float" office:value="0.128259">
                <text:p>0.128259</text:p>
              </table:table-cell>
              <table:table-cell office:value-type="float" office:value="0.125934">
                <text:p>0.125934</text:p>
              </table:table-cell>
              <table:table-cell office:value-type="float" office:value="0.123238">
                <text:p>0.123238</text:p>
              </table:table-cell>
              <table:table-cell office:value-type="float" office:value="0.159319">
                <text:p>0.159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1251">
                <text:p>0.211251</text:p>
              </table:table-cell>
              <table:table-cell office:value-type="float" office:value="0.123201">
                <text:p>0.123201</text:p>
              </table:table-cell>
              <table:table-cell office:value-type="float" office:value="0.12077">
                <text:p>0.12077</text:p>
              </table:table-cell>
              <table:table-cell office:value-type="float" office:value="0.119051">
                <text:p>0.119051</text:p>
              </table:table-cell>
              <table:table-cell office:value-type="float" office:value="0.149821">
                <text:p>0.149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899">
                <text:p>0.197899</text:p>
              </table:table-cell>
              <table:table-cell office:value-type="float" office:value="0.12082">
                <text:p>0.12082</text:p>
              </table:table-cell>
              <table:table-cell office:value-type="float" office:value="0.117749">
                <text:p>0.117749</text:p>
              </table:table-cell>
              <table:table-cell office:value-type="float" office:value="0.116107">
                <text:p>0.116107</text:p>
              </table:table-cell>
              <table:table-cell office:value-type="float" office:value="0.143705">
                <text:p>0.143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879">
                <text:p>0.18879</text:p>
              </table:table-cell>
              <table:table-cell office:value-type="float" office:value="0.117926">
                <text:p>0.117926</text:p>
              </table:table-cell>
              <table:table-cell office:value-type="float" office:value="0.115936">
                <text:p>0.115936</text:p>
              </table:table-cell>
              <table:table-cell office:value-type="float" office:value="0.113928">
                <text:p>0.113928</text:p>
              </table:table-cell>
              <table:table-cell office:value-type="float" office:value="0.140158">
                <text:p>0.140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036">
                <text:p>0.182036</text:p>
              </table:table-cell>
              <table:table-cell office:value-type="float" office:value="0.116531">
                <text:p>0.116531</text:p>
              </table:table-cell>
              <table:table-cell office:value-type="float" office:value="0.114048">
                <text:p>0.114048</text:p>
              </table:table-cell>
              <table:table-cell office:value-type="float" office:value="0.112279">
                <text:p>0.112279</text:p>
              </table:table-cell>
              <table:table-cell office:value-type="float" office:value="0.136464">
                <text:p>0.136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6754">
                <text:p>0.176754</text:p>
              </table:table-cell>
              <table:table-cell office:value-type="float" office:value="0.114641">
                <text:p>0.114641</text:p>
              </table:table-cell>
              <table:table-cell office:value-type="float" office:value="0.112778">
                <text:p>0.112778</text:p>
              </table:table-cell>
              <table:table-cell office:value-type="float" office:value="0.113758">
                <text:p>0.113758</text:p>
              </table:table-cell>
              <table:table-cell office:value-type="float" office:value="0.134098">
                <text:p>0.134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246">
                <text:p>0.17246</text:p>
              </table:table-cell>
              <table:table-cell office:value-type="float" office:value="0.113391">
                <text:p>0.113391</text:p>
              </table:table-cell>
              <table:table-cell office:value-type="float" office:value="0.111674">
                <text:p>0.111674</text:p>
              </table:table-cell>
              <table:table-cell office:value-type="float" office:value="0.110236">
                <text:p>0.110236</text:p>
              </table:table-cell>
              <table:table-cell office:value-type="float" office:value="0.131917">
                <text:p>0.131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8869">
                <text:p>0.168869</text:p>
              </table:table-cell>
              <table:table-cell office:value-type="float" office:value="0.112473">
                <text:p>0.112473</text:p>
              </table:table-cell>
              <table:table-cell office:value-type="float" office:value="0.110767">
                <text:p>0.110767</text:p>
              </table:table-cell>
              <table:table-cell office:value-type="float" office:value="0.109806">
                <text:p>0.109806</text:p>
              </table:table-cell>
              <table:table-cell office:value-type="float" office:value="0.130215">
                <text:p>0.130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809">
                <text:p>0.165809</text:p>
              </table:table-cell>
              <table:table-cell office:value-type="float" office:value="0.111654">
                <text:p>0.111654</text:p>
              </table:table-cell>
              <table:table-cell office:value-type="float" office:value="0.109969">
                <text:p>0.109969</text:p>
              </table:table-cell>
              <table:table-cell office:value-type="float" office:value="0.108984">
                <text:p>0.108984</text:p>
              </table:table-cell>
              <table:table-cell office:value-type="float" office:value="0.128654">
                <text:p>0.128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3157">
                <text:p>0.163157</text:p>
              </table:table-cell>
              <table:table-cell office:value-type="float" office:value="0.11105">
                <text:p>0.11105</text:p>
              </table:table-cell>
              <table:table-cell office:value-type="float" office:value="0.1093">
                <text:p>0.1093</text:p>
              </table:table-cell>
              <table:table-cell office:value-type="float" office:value="0.108408">
                <text:p>0.108408</text:p>
              </table:table-cell>
              <table:table-cell office:value-type="float" office:value="0.127508">
                <text:p>0.127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0825">
                <text:p>0.160825</text:p>
              </table:table-cell>
              <table:table-cell office:value-type="float" office:value="0.11038">
                <text:p>0.11038</text:p>
              </table:table-cell>
              <table:table-cell office:value-type="float" office:value="0.109027">
                <text:p>0.109027</text:p>
              </table:table-cell>
              <table:table-cell office:value-type="float" office:value="0.107574">
                <text:p>0.107574</text:p>
              </table:table-cell>
              <table:table-cell office:value-type="float" office:value="0.126292">
                <text:p>0.126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875">
                <text:p>0.15875</text:p>
              </table:table-cell>
              <table:table-cell office:value-type="float" office:value="0.109845">
                <text:p>0.109845</text:p>
              </table:table-cell>
              <table:table-cell office:value-type="float" office:value="0.108126">
                <text:p>0.108126</text:p>
              </table:table-cell>
              <table:table-cell office:value-type="float" office:value="0.106798">
                <text:p>0.106798</text:p>
              </table:table-cell>
              <table:table-cell office:value-type="float" office:value="0.125204">
                <text:p>0.125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689">
                <text:p>0.15689</text:p>
              </table:table-cell>
              <table:table-cell office:value-type="float" office:value="0.109084">
                <text:p>0.109084</text:p>
              </table:table-cell>
              <table:table-cell office:value-type="float" office:value="0.107905">
                <text:p>0.107905</text:p>
              </table:table-cell>
              <table:table-cell office:value-type="float" office:value="0.107225">
                <text:p>0.107225</text:p>
              </table:table-cell>
              <table:table-cell office:value-type="float" office:value="0.124344">
                <text:p>0.124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521">
                <text:p>0.15521</text:p>
              </table:table-cell>
              <table:table-cell office:value-type="float" office:value="0.109137">
                <text:p>0.109137</text:p>
              </table:table-cell>
              <table:table-cell office:value-type="float" office:value="0.107239">
                <text:p>0.107239</text:p>
              </table:table-cell>
              <table:table-cell office:value-type="float" office:value="0.106">
                <text:p>0.106</text:p>
              </table:table-cell>
              <table:table-cell office:value-type="float" office:value="0.123571">
                <text:p>0.123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3679">
                <text:p>0.153679</text:p>
              </table:table-cell>
              <table:table-cell office:value-type="float" office:value="0.108173">
                <text:p>0.108173</text:p>
              </table:table-cell>
              <table:table-cell office:value-type="float" office:value="0.107065">
                <text:p>0.107065</text:p>
              </table:table-cell>
              <table:table-cell office:value-type="float" office:value="0.105646">
                <text:p>0.105646</text:p>
              </table:table-cell>
              <table:table-cell office:value-type="float" office:value="0.122701">
                <text:p>0.122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2277">
                <text:p>0.152277</text:p>
              </table:table-cell>
              <table:table-cell office:value-type="float" office:value="0.108292">
                <text:p>0.108292</text:p>
              </table:table-cell>
              <table:table-cell office:value-type="float" office:value="0.106729">
                <text:p>0.106729</text:p>
              </table:table-cell>
              <table:table-cell office:value-type="float" office:value="0.105794">
                <text:p>0.105794</text:p>
              </table:table-cell>
              <table:table-cell office:value-type="float" office:value="0.122098">
                <text:p>0.122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0987">
                <text:p>0.150987</text:p>
              </table:table-cell>
              <table:table-cell office:value-type="float" office:value="0.107854">
                <text:p>0.107854</text:p>
              </table:table-cell>
              <table:table-cell office:value-type="float" office:value="0.106485">
                <text:p>0.106485</text:p>
              </table:table-cell>
              <table:table-cell office:value-type="float" office:value="0.105697">
                <text:p>0.105697</text:p>
              </table:table-cell>
              <table:table-cell office:value-type="float" office:value="0.12136">
                <text:p>0.12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793">
                <text:p>0.149793</text:p>
              </table:table-cell>
              <table:table-cell office:value-type="float" office:value="0.10712">
                <text:p>0.10712</text:p>
              </table:table-cell>
              <table:table-cell office:value-type="float" office:value="0.105817">
                <text:p>0.105817</text:p>
              </table:table-cell>
              <table:table-cell office:value-type="float" office:value="0.105969">
                <text:p>0.105969</text:p>
              </table:table-cell>
              <table:table-cell office:value-type="float" office:value="0.120753">
                <text:p>0.120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8685">
                <text:p>0.148685</text:p>
              </table:table-cell>
              <table:table-cell office:value-type="float" office:value="0.107486">
                <text:p>0.107486</text:p>
              </table:table-cell>
              <table:table-cell office:value-type="float" office:value="0.106197">
                <text:p>0.106197</text:p>
              </table:table-cell>
              <table:table-cell office:value-type="float" office:value="0.10503">
                <text:p>0.10503</text:p>
              </table:table-cell>
              <table:table-cell office:value-type="float" office:value="0.120242">
                <text:p>0.120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